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key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rotation-align="none"/>
    </style:style>
    <style:style style:name="ce108" style:family="table-cell" style:parent-style-name="Excel_20_Built-in_20_Good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7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5" loext:color-type="theme">
          <loext:transformation loext:type="lummod" loext:value="5000"/>
        </loext:char-complex-color>
      </style:text-properties>
    </style:style>
    <style:style style:name="ce8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535353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3" loext:color-type="theme">
          <loext:transformation loext:type="lummod" loext:value="5000"/>
        </loext:char-complex-color>
      </style:text-properties>
    </style:style>
    <style:style style:name="ce16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2e75b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17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7c7c7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3" loext:color-type="theme">
          <loext:transformation loext:type="lummod" loext:value="7500"/>
        </loext:char-complex-color>
      </style:text-properties>
    </style:style>
    <style:style style:name="ce18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19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20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21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535353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3" loext:color-type="theme">
          <loext:transformation loext:type="lummod" loext:value="5000"/>
        </loext:char-complex-color>
      </style:text-properties>
    </style:style>
    <style:style style:name="ce22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23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7c7c7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3" loext:color-type="theme">
          <loext:transformation loext:type="lummod" loext:value="7500"/>
        </loext:char-complex-color>
      </style:text-properties>
    </style:style>
    <style:style style:name="ce24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25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2e75b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26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27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Excel_20_Built-in_20_Accent6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29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53535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3" loext:color-type="theme">
          <loext:transformation loext:type="lummod" loext:value="5000"/>
        </loext:char-complex-color>
      </style:text-properties>
    </style:style>
    <style:style style:name="ce30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31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32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33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535353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3" loext:color-type="theme">
          <loext:transformation loext:type="lummod" loext:value="5000"/>
        </loext:char-complex-color>
      </style:text-properties>
    </style:style>
    <style:style style:name="ce34" style:family="table-cell" style:parent-style-name="Excel_20_Built-in_20_60_25__20_-_20_Accent6" style:data-style-name="N0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Excel_20_Built-in_20_Accent6" style:data-style-name="N0">
      <style:table-cell-properties fo:border-bottom="0.74pt solid #000000" fo:background-color="#70ad47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36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5" loext:color-type="theme">
          <loext:transformation loext:type="lummod" loext:value="5000"/>
        </loext:char-complex-color>
      </style:text-properties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1" style:family="table-cell" style:parent-style-name="Excel_20_Built-in_20_Accent6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38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3535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3" loext:color-type="theme">
          <loext:transformation loext:type="lummod" loext:value="5000"/>
        </loext:char-complex-color>
      </style:text-properties>
    </style:style>
    <style:style style:name="ce39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40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41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c7c7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3" loext:color-type="theme">
          <loext:transformation loext:type="lummod" loext:value="7500"/>
        </loext:char-complex-color>
      </style:text-properties>
    </style:style>
    <style:style style:name="ce42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e75b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43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35353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3" loext:color-type="theme">
          <loext:transformation loext:type="lummod" loext:value="5000"/>
        </loext:char-complex-color>
      </style:text-properties>
    </style:style>
    <style:style style:name="ce44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5" loext:color-type="theme">
          <loext:transformation loext:type="lummod" loext:value="5000"/>
        </loext:char-complex-color>
      </style:text-properties>
    </style:style>
    <style:style style:name="ce45" style:family="table-cell" style:parent-style-name="Excel_20_Built-in_20_20_25__20_-_20_Accent6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46" style:family="table-cell" style:parent-style-name="Excel_20_Built-in_20_60_25__20_-_20_Accent6" style:data-style-name="N0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2" style:family="table-cell" style:parent-style-name="Excel_20_Built-in_20_Accent6" style:data-style-name="N0">
      <style:table-cell-properties fo:border-bottom="0.74pt solid #000000" fo:background-color="#70ad47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153" style:family="table-cell" style:parent-style-name="Excel_20_Built-in_20_Good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5" loext:color-type="theme">
          <loext:transformation loext:type="lummod" loext:value="5000"/>
        </loext:char-complex-color>
      </style:text-properties>
    </style:style>
    <style:style style:name="ce49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Excel_20_Built-in_20_40_25__20_-_20_Accent6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1f4e79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5" loext:color-type="theme">
          <loext:transformation loext:type="lummod" loext:value="5000"/>
        </loext:char-complex-color>
      </style:text-properties>
    </style:style>
    <style:style style:name="ce51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2e75b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52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7c7c7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3" loext:color-type="theme">
          <loext:transformation loext:type="lummod" loext:value="7500"/>
        </loext:char-complex-color>
      </style:text-properties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3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light1" loext:color-type="theme"/>
      </style:text-properties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Excel_20_Built-in_20_60_25__20_-_20_Accent6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1f4e79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accent5" loext:color-type="theme">
          <loext:transformation loext:type="lummod" loext:value="5000"/>
        </loext:char-complex-color>
      </style:text-properties>
    </style:style>
    <style:style style:name="ce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Default">
      <style:table-cell-properties style:text-align-source="fix" style:repeat-content="false" style:rotation-align="none"/>
      <style:paragraph-properties fo:text-align="start" fo:margin-left="0cm"/>
    </style:style>
    <style:style style:name="ce59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key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2"/>
        <table:table-column table:style-name="co1" table:default-cell-style-name="ce1"/>
        <table:table-column table:style-name="co1" table:default-cell-style-name="ce27"/>
        <table:table-column table:style-name="co1" table:default-cell-style-name="ce31"/>
        <table:table-column table:style-name="co1" table:default-cell-style-name="ce37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27"/>
        <table:table-column table:style-name="co1" table:default-cell-style-name="ce31"/>
        <table:table-column table:style-name="co1" table:default-cell-style-name="ce37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1" table:default-cell-style-name="ce159"/>
        <table:table-column table:style-name="co1" table:number-columns-repeated="4" table:default-cell-style-name="Default"/>
        <table:table-column table:style-name="co1" table:default-cell-style-name="ce37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20" table:default-cell-style-name="Default"/>
        <table:table-column table:style-name="co1" table:number-columns-repeated="16332"/>
        <table:table-row table:style-name="ro1">
          <table:table-cell table:style-name="ce1" table:number-columns-repeated="3"/>
          <table:table-cell table:number-columns-repeated="2"/>
          <table:table-cell table:style-name="ce27" table:number-columns-repeated="2"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27"/>
          <table:table-cell table:style-name="ce46"/>
          <table:table-cell/>
          <table:table-cell table:style-name="ce1" table:number-columns-repeated="3"/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3" table:number-rows-spanned="1">
            <text:p>comfortable, no wrist move, or a finder between keys</text:p>
          </table:table-cell>
          <table:covered-table-cell table:number-columns-repeated="4"/>
          <table:covered-table-cell table:number-columns-repeated="3" table:style-name="Default"/>
          <table:covered-table-cell table:number-columns-repeated="3"/>
          <table:covered-table-cell table:number-columns-repeated="2" table:style-name="Default"/>
          <table:covered-table-cell table:number-columns-repeated="10"/>
          <table:table-cell table:number-columns-repeated="10"/>
          <table:table-cell table:style-name="Default" table:number-columns-repeated="16332"/>
        </table:table-row>
        <table:table-row table:style-name="ro1"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/>
          <table:table-cell table:number-columns-repeated="2"/>
          <table:table-cell table:style-name="ce4"/>
          <table:table-cell/>
          <table:table-cell table:style-name="ce27" office:value-type="float" office:value="19" calcext:value-type="float">
            <text:p>19</text:p>
          </table:table-cell>
          <table:table-cell table:style-name="ce46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2"/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3" table:number-rows-spanned="1">
            <text:p>slight move or row <text:s/>/ column switch for another finger (middle or pointer)</text:p>
          </table:table-cell>
          <table:covered-table-cell table:number-columns-repeated="4"/>
          <table:covered-table-cell table:number-columns-repeated="3" table:style-name="Default"/>
          <table:covered-table-cell table:number-columns-repeated="3"/>
          <table:covered-table-cell table:number-columns-repeated="2" table:style-name="Default"/>
          <table:covered-table-cell table:number-columns-repeated="6"/>
          <table:covered-table-cell table:number-columns-repeated="4" table:style-name="ce5"/>
          <table:table-cell table:number-columns-repeated="3"/>
          <table:table-cell table:style-name="ce59" office:value-type="float" office:value="5" calcext:value-type="float">
            <text:p>5</text:p>
          </table:table-cell>
          <table:table-cell table:style-name="ce59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/>
          <table:table-cell office:value-type="string" calcext:value-type="string">
            <text:p>use this as a base</text:p>
          </table:table-cell>
          <table:table-cell table:style-name="Default" table:number-columns-repeated="16332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/>
          <table:table-cell table:number-columns-repeated="2"/>
          <table:table-cell table:style-name="ce150"/>
          <table:table-cell/>
          <table:table-cell table:style-name="ce27" office:value-type="float" office:value="24" calcext:value-type="float">
            <text:p>24</text:p>
          </table:table-cell>
          <table:table-cell table:style-name="ce46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 table:number-columns-spanned="23" table:number-rows-spanned="1">
            <text:p>row switch / same finger</text:p>
          </table:table-cell>
          <table:covered-table-cell table:number-columns-repeated="4"/>
          <table:covered-table-cell table:number-columns-repeated="2" table:style-name="Default"/>
          <table:covered-table-cell table:style-name="ce56"/>
          <table:covered-table-cell table:number-columns-repeated="3"/>
          <table:covered-table-cell table:number-columns-repeated="2" table:style-name="Default"/>
          <table:covered-table-cell table:number-columns-repeated="6"/>
          <table:covered-table-cell table:number-columns-repeated="4" table:style-name="ce5"/>
          <table:table-cell table:number-columns-repeated="3"/>
          <table:table-cell table:style-name="ce60" office:value-type="float" office:value="2" calcext:value-type="float">
            <text:p>2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/>
          <table:table-cell office:value-type="string" calcext:value-type="string">
            <text:p>can be less if a hand on better position</text:p>
          </table:table-cell>
          <table:table-cell table:style-name="Default" table:number-columns-repeated="1633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27" table:number-columns-repeated="2"/>
          <table:table-cell/>
          <table:table-cell table:style-name="ce27"/>
          <table:table-cell/>
          <table:table-cell table:style-name="ce27" office:value-type="float" office:value="29" calcext:value-type="float">
            <text:p>29</text:p>
          </table:table-cell>
          <table:table-cell table:style-name="ce46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 table:number-columns-spanned="23" table:number-rows-spanned="1">
            <text:p>no comfortable</text:p>
          </table:table-cell>
          <table:covered-table-cell table:number-columns-repeated="18" table:style-name="ce161"/>
          <table:covered-table-cell table:number-columns-repeated="4" table:style-name="ce166"/>
          <table:table-cell table:number-columns-repeated="3"/>
          <table:table-cell table:number-columns-repeated="3" table:style-name="ce59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/>
          <table:table-cell office:value-type="string" calcext:value-type="string">
            <text:p>can be more if move is awkward</text:p>
          </table:table-cell>
          <table:table-cell table:style-name="Default" table:number-columns-repeated="16332"/>
        </table:table-row>
        <table:table-row table:style-name="ro1">
          <table:table-cell table:style-name="ce3"/>
          <table:table-cell table:style-name="ce108"/>
          <table:table-cell table:number-columns-repeated="2"/>
          <table:table-cell table:style-name="ce131" table:number-columns-spanned="1" table:number-rows-spanned="2"/>
          <table:table-cell table:style-name="ce131" table:number-columns-spanned="1" table:number-rows-spanned="2"/>
          <table:table-cell table:style-name="ce131" table:number-columns-spanned="1" table:number-rows-spanned="2"/>
          <table:table-cell table:style-name="ce141" table:number-columns-spanned="1" table:number-rows-spanned="2"/>
          <table:table-cell/>
          <table:table-cell table:style-name="ce131" table:number-columns-spanned="1" table:number-rows-spanned="2"/>
          <table:table-cell table:style-name="ce131" table:number-columns-spanned="1" table:number-rows-spanned="2"/>
          <table:table-cell table:style-name="ce131" table:number-columns-spanned="1" table:number-rows-spanned="2"/>
          <table:table-cell table:style-name="ce152" table:number-columns-spanned="1" table:number-rows-spanned="2"/>
          <table:table-cell table:number-columns-repeated="2"/>
          <table:table-cell table:style-name="ce153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 table:number-columns-spanned="23" table:number-rows-spanned="1">
            <text:p>worst / when need bend long finger and reach short</text:p>
          </table:table-cell>
          <table:covered-table-cell table:number-columns-repeated="18" table:style-name="ce161"/>
          <table:covered-table-cell table:number-columns-repeated="3" table:style-name="ce166"/>
          <table:covered-table-cell table:style-name="ce5"/>
          <table:table-cell table:number-columns-repeated="10"/>
          <table:table-cell table:style-name="Default" table:number-columns-repeated="16332"/>
        </table:table-row>
        <table:table-row table:style-name="ro1">
          <table:table-cell table:style-name="ce4" table:number-columns-repeated="4"/>
          <table:covered-table-cell table:style-name="ce4"/>
          <table:covered-table-cell table:number-columns-repeated="2" table:style-name="ce35"/>
          <table:covered-table-cell table:style-name="ce131"/>
          <table:table-cell/>
          <table:covered-table-cell table:style-name="ce131"/>
          <table:covered-table-cell table:number-columns-repeated="2" table:style-name="ce35"/>
          <table:covered-table-cell table:style-name="ce152"/>
          <table:table-cell table:style-name="ce4" table:number-columns-repeated="4"/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6"/>
          <table:table-cell table:style-name="ce5" table:number-columns-repeated="4"/>
          <table:table-cell table:number-columns-repeated="10"/>
          <table:table-cell table:style-name="Default" table:number-columns-repeated="16332"/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56"/>
          <table:table-cell table:style-name="Default"/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6" table:formula="of:=[.AT2]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38" office:value-type="float" office:value="4" calcext:value-type="float">
            <text:p>4</text:p>
          </table:table-cell>
          <table:table-cell table:style-name="ce6" table:formula="of:=[.AU2]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3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37"/>
          <table:table-cell table:style-name="ce3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4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Default"/>
          <table:table-cell table:style-name="Default" table:formula="of:=COM.MICROSOFT.CONCAT(&quot;&quot;&quot;0&quot;&quot;: { &quot;;COM.MICROSOFT.TEXTJOIN(&quot;, &quot;;TRUE();[.B12:.F14]);&quot;}&quot;)" office:value-type="string" office:string-value="&quot;0&quot;: { &quot;0&quot;: 5, &quot;1&quot;: 1, &quot;2&quot;: 1, &quot;3&quot;: 1, &quot;4&quot;: 3, &quot;5&quot;: 3, &quot;6&quot;: 3, &quot;7&quot;: 2, &quot;8&quot;: 1, &quot;9&quot;: 3, &quot;10&quot;: 4, &quot;11&quot;: 5, &quot;12&quot;: 5, &quot;13&quot;: 4, &quot;14&quot;: 5}" calcext:value-type="string">
            <text:p>"0": { "0": 5, "1": 1, "2": 1, "3": 1, "4": 3, "5": 3, "6": 3, "7": 2, "8": 1, "9": 3, "10": 4, "11": 5, "12": 5, "13": 4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7"/>
          <table:table-cell table:style-name="ce39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/>
          <table:table-cell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Default"/>
          <table:table-cell table:formula="of:=COM.MICROSOFT.CONCAT(&quot;&quot;&quot;1&quot;&quot;: { &quot;;COM.MICROSOFT.TEXTJOIN(&quot;, &quot;;TRUE();[.H12:.L14]);&quot;}&quot;)" office:value-type="string" office:string-value="&quot;1&quot;: { &quot;0&quot;: 4, &quot;1&quot;: 3, &quot;2&quot;: 1, &quot;3&quot;: 1, &quot;4&quot;: 3, &quot;5&quot;: 1, &quot;6&quot;: 3, &quot;7&quot;: 2, &quot;8&quot;: 1, &quot;9&quot;: 3, &quot;10&quot;: 4, &quot;11&quot;: 4, &quot;12&quot;: 5, &quot;13&quot;: 4, &quot;14&quot;: 5}" calcext:value-type="string">
            <text:p>"1": { "0": 4, "1": 3, "2": 1, "3": 1, "4": 3, "5": 1, "6": 3, "7": 2, "8": 1, "9": 3, "10": 4, "11": 4, "12": 5, "13": 4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40" office:value-type="float" office:value="4" calcext:value-type="float">
            <text:p>4</text:p>
          </table:table-cell>
          <table:table-cell table:style-name="ce45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40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49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7"/>
          <table:table-cell table:style-name="ce40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54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 table:style-name="ce54" office:value-type="float" office:value="5" calcext:value-type="float">
            <text:p>5</text:p>
          </table:table-cell>
          <table:table-cell table:style-name="Default"/>
          <table:table-cell table:formula="of:=COM.MICROSOFT.CONCAT(&quot;&quot;&quot;2&quot;&quot;: { &quot;;COM.MICROSOFT.TEXTJOIN(&quot;, &quot;;TRUE();[.N12:.R14]);&quot;}&quot;)" office:value-type="string" office:string-value="&quot;2&quot;: { &quot;0&quot;: 4, &quot;1&quot;: 1, &quot;2&quot;: 1, &quot;3&quot;: 1, &quot;4&quot;: 3, &quot;5&quot;: 1, &quot;6&quot;: 2, &quot;7&quot;: 3, &quot;8&quot;: 1, &quot;9&quot;: 4, &quot;10&quot;: 4, &quot;11&quot;: 4, &quot;12&quot;: 4, &quot;13&quot;: 4, &quot;14&quot;: 5}" calcext:value-type="string">
            <text:p>"2": { "0": 4, "1": 1, "2": 1, "3": 1, "4": 3, "5": 1, "6": 2, "7": 3, "8": 1, "9": 4, "10": 4, "11": 4, "12": 4, "13": 4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9" table:number-columns-repeated="29"/>
          <table:table-cell table:style-name="Default"/>
          <table:table-cell table:formula="of:=COM.MICROSOFT.CONCAT(&quot;&quot;&quot;3&quot;&quot;: { &quot;;COM.MICROSOFT.TEXTJOIN(&quot;, &quot;;TRUE();[.T12:.X14]);&quot;}&quot;)" office:value-type="string" office:string-value="&quot;3&quot;: { &quot;0&quot;: 4, &quot;1&quot;: 1, &quot;2&quot;: 1, &quot;3&quot;: 2, &quot;4&quot;: 3, &quot;5&quot;: 1, &quot;6&quot;: 2, &quot;7&quot;: 2, &quot;8&quot;: 3, &quot;9&quot;: 4, &quot;10&quot;: 4, &quot;11&quot;: 4, &quot;12&quot;: 5, &quot;13&quot;: 4, &quot;14&quot;: 5}" calcext:value-type="string">
            <text:p>"3": { "0": 4, "1": 1, "2": 1, "3": 2, "4": 3, "5": 1, "6": 2, "7": 2, "8": 3, "9": 4, "10": 4, "11": 4, "12": 5, "13": 4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10" table:formula="of:=COM.MICROSOFT.CONCAT(&quot;&quot;&quot;&quot;;[.$B$2]; &quot;&quot;&quot;: &quot;; [.B8])" office:value-type="string" office:string-value="&quot;0&quot;: 5" calcext:value-type="string">
            <text:p>"0": 5</text:p>
          </table:table-cell>
          <table:table-cell table:style-name="ce10" table:formula="of:=COM.MICROSOFT.CONCAT(&quot;&quot;&quot;&quot;;[.$C$2]; &quot;&quot;&quot;: &quot;; [.C8])" office:value-type="string" office:string-value="&quot;1&quot;: 1" calcext:value-type="string">
            <text:p>"1": 1</text:p>
          </table:table-cell>
          <table:table-cell table:style-name="ce10" table:formula="of:=COM.MICROSOFT.CONCAT(&quot;&quot;&quot;&quot;;[.$D$2]; &quot;&quot;&quot;: &quot;; [.D8])" office:value-type="string" office:string-value="&quot;2&quot;: 1" calcext:value-type="string">
            <text:p>"2": 1</text:p>
          </table:table-cell>
          <table:table-cell table:style-name="ce10" table:formula="of:=COM.MICROSOFT.CONCAT(&quot;&quot;&quot;&quot;;[.$E$2]; &quot;&quot;&quot;: &quot;; [.E8])" office:value-type="string" office:string-value="&quot;3&quot;: 1" calcext:value-type="string">
            <text:p>"3": 1</text:p>
          </table:table-cell>
          <table:table-cell table:style-name="ce10" table:formula="of:=COM.MICROSOFT.CONCAT(&quot;&quot;&quot;&quot;;[.$F$2]; &quot;&quot;&quot;: &quot;; [.F8])" office:value-type="string" office:string-value="&quot;4&quot;: 3" calcext:value-type="string">
            <text:p>"4": 3</text:p>
          </table:table-cell>
          <table:table-cell table:style-name="ce10"/>
          <table:table-cell table:style-name="ce10" table:formula="of:=COM.MICROSOFT.CONCAT(&quot;&quot;&quot;&quot;;[.$B$2]; &quot;&quot;&quot;: &quot;; [.H8])" office:value-type="string" office:string-value="&quot;0&quot;: 4" calcext:value-type="string">
            <text:p>"0": 4</text:p>
          </table:table-cell>
          <table:table-cell table:style-name="ce10" table:formula="of:=COM.MICROSOFT.CONCAT(&quot;&quot;&quot;&quot;;[.$C$2]; &quot;&quot;&quot;: &quot;; [.I8])" office:value-type="string" office:string-value="&quot;1&quot;: 3" calcext:value-type="string">
            <text:p>"1": 3</text:p>
          </table:table-cell>
          <table:table-cell table:style-name="ce10" table:formula="of:=COM.MICROSOFT.CONCAT(&quot;&quot;&quot;&quot;;[.$D$2]; &quot;&quot;&quot;: &quot;; [.J8])" office:value-type="string" office:string-value="&quot;2&quot;: 1" calcext:value-type="string">
            <text:p>"2": 1</text:p>
          </table:table-cell>
          <table:table-cell table:style-name="ce10" table:formula="of:=COM.MICROSOFT.CONCAT(&quot;&quot;&quot;&quot;;[.$E$2]; &quot;&quot;&quot;: &quot;; [.K8])" office:value-type="string" office:string-value="&quot;3&quot;: 1" calcext:value-type="string">
            <text:p>"3": 1</text:p>
          </table:table-cell>
          <table:table-cell table:style-name="ce10" table:formula="of:=COM.MICROSOFT.CONCAT(&quot;&quot;&quot;&quot;;[.$F$2]; &quot;&quot;&quot;: &quot;; [.L8])" office:value-type="string" office:string-value="&quot;4&quot;: 3" calcext:value-type="string">
            <text:p>"4": 3</text:p>
          </table:table-cell>
          <table:table-cell table:style-name="ce10"/>
          <table:table-cell table:style-name="ce10" table:formula="of:=COM.MICROSOFT.CONCAT(&quot;&quot;&quot;&quot;;[.$B$2]; &quot;&quot;&quot;: &quot;; [.N8])" office:value-type="string" office:string-value="&quot;0&quot;: 4" calcext:value-type="string">
            <text:p>"0": 4</text:p>
          </table:table-cell>
          <table:table-cell table:style-name="ce10" table:formula="of:=COM.MICROSOFT.CONCAT(&quot;&quot;&quot;&quot;;[.$C$2]; &quot;&quot;&quot;: &quot;; [.O8])" office:value-type="string" office:string-value="&quot;1&quot;: 1" calcext:value-type="string">
            <text:p>"1": 1</text:p>
          </table:table-cell>
          <table:table-cell table:style-name="ce10" table:formula="of:=COM.MICROSOFT.CONCAT(&quot;&quot;&quot;&quot;;[.$D$2]; &quot;&quot;&quot;: &quot;; [.P8])" office:value-type="string" office:string-value="&quot;2&quot;: 1" calcext:value-type="string">
            <text:p>"2": 1</text:p>
          </table:table-cell>
          <table:table-cell table:style-name="ce10" table:formula="of:=COM.MICROSOFT.CONCAT(&quot;&quot;&quot;&quot;;[.$E$2]; &quot;&quot;&quot;: &quot;; [.Q8])" office:value-type="string" office:string-value="&quot;3&quot;: 1" calcext:value-type="string">
            <text:p>"3": 1</text:p>
          </table:table-cell>
          <table:table-cell table:style-name="ce10" table:formula="of:=COM.MICROSOFT.CONCAT(&quot;&quot;&quot;&quot;;[.$F$2]; &quot;&quot;&quot;: &quot;; [.R8])" office:value-type="string" office:string-value="&quot;4&quot;: 3" calcext:value-type="string">
            <text:p>"4": 3</text:p>
          </table:table-cell>
          <table:table-cell table:style-name="ce10"/>
          <table:table-cell table:style-name="ce10" table:formula="of:=COM.MICROSOFT.CONCAT(&quot;&quot;&quot;&quot;;[.$B$2]; &quot;&quot;&quot;: &quot;; [.T8])" office:value-type="string" office:string-value="&quot;0&quot;: 4" calcext:value-type="string">
            <text:p>"0": 4</text:p>
          </table:table-cell>
          <table:table-cell table:style-name="ce10" table:formula="of:=COM.MICROSOFT.CONCAT(&quot;&quot;&quot;&quot;;[.$C$2]; &quot;&quot;&quot;: &quot;; [.U8])" office:value-type="string" office:string-value="&quot;1&quot;: 1" calcext:value-type="string">
            <text:p>"1": 1</text:p>
          </table:table-cell>
          <table:table-cell table:style-name="ce10" table:formula="of:=COM.MICROSOFT.CONCAT(&quot;&quot;&quot;&quot;;[.$D$2]; &quot;&quot;&quot;: &quot;; [.V8])" office:value-type="string" office:string-value="&quot;2&quot;: 1" calcext:value-type="string">
            <text:p>"2": 1</text:p>
          </table:table-cell>
          <table:table-cell table:style-name="ce10" table:formula="of:=COM.MICROSOFT.CONCAT(&quot;&quot;&quot;&quot;;[.$E$2]; &quot;&quot;&quot;: &quot;; [.W8])" office:value-type="string" office:string-value="&quot;3&quot;: 2" calcext:value-type="string">
            <text:p>"3": 2</text:p>
          </table:table-cell>
          <table:table-cell table:style-name="ce10" table:formula="of:=COM.MICROSOFT.CONCAT(&quot;&quot;&quot;&quot;;[.$F$2]; &quot;&quot;&quot;: &quot;; [.X8])" office:value-type="string" office:string-value="&quot;4&quot;: 3" calcext:value-type="string">
            <text:p>"4": 3</text:p>
          </table:table-cell>
          <table:table-cell table:style-name="ce10"/>
          <table:table-cell table:style-name="ce10" table:formula="of:=COM.MICROSOFT.CONCAT(&quot;&quot;&quot;&quot;;[.$B$2]; &quot;&quot;&quot;: &quot;; [.Z8])" office:value-type="string" office:string-value="&quot;0&quot;: 4" calcext:value-type="string">
            <text:p>"0": 4</text:p>
          </table:table-cell>
          <table:table-cell table:style-name="ce10" table:formula="of:=COM.MICROSOFT.CONCAT(&quot;&quot;&quot;&quot;;[.$C$2]; &quot;&quot;&quot;: &quot;; [.AA8])" office:value-type="string" office:string-value="&quot;1&quot;: 2" calcext:value-type="string">
            <text:p>"1": 2</text:p>
          </table:table-cell>
          <table:table-cell table:style-name="ce10" table:formula="of:=COM.MICROSOFT.CONCAT(&quot;&quot;&quot;&quot;;[.$D$2]; &quot;&quot;&quot;: &quot;; [.AB8])" office:value-type="string" office:string-value="&quot;2&quot;: 1" calcext:value-type="string">
            <text:p>"2": 1</text:p>
          </table:table-cell>
          <table:table-cell table:style-name="ce10" table:formula="of:=COM.MICROSOFT.CONCAT(&quot;&quot;&quot;&quot;;[.$E$2]; &quot;&quot;&quot;: &quot;; [.AC8])" office:value-type="string" office:string-value="&quot;3&quot;: 3" calcext:value-type="string">
            <text:p>"3": 3</text:p>
          </table:table-cell>
          <table:table-cell table:style-name="ce10" table:formula="of:=COM.MICROSOFT.CONCAT(&quot;&quot;&quot;&quot;;[.$F$2]; &quot;&quot;&quot;: &quot;; [.AD8])" office:value-type="string" office:string-value="&quot;4&quot;: 4" calcext:value-type="string">
            <text:p>"4": 4</text:p>
          </table:table-cell>
          <table:table-cell table:style-name="Default"/>
          <table:table-cell table:formula="of:=COM.MICROSOFT.CONCAT(&quot;&quot;&quot;4&quot;&quot;: { &quot;;COM.MICROSOFT.TEXTJOIN(&quot;, &quot;;TRUE();[.Z12:.AD14]);&quot;}&quot;)" office:value-type="string" office:string-value="&quot;4&quot;: { &quot;0&quot;: 4, &quot;1&quot;: 2, &quot;2&quot;: 1, &quot;3&quot;: 3, &quot;4&quot;: 4, &quot;5&quot;: 2, &quot;6&quot;: 2, &quot;7&quot;: 2, &quot;8&quot;: 3, &quot;9&quot;: 4, &quot;10&quot;: 4, &quot;11&quot;: 4, &quot;12&quot;: 5, &quot;13&quot;: 5, &quot;14&quot;: 5}" calcext:value-type="string">
            <text:p>"4": { "0": 4, "1": 2, "2": 1, "3": 3, "4": 4, "5": 2, "6": 2, "7": 2, "8": 3, "9": 4, "10": 4, "11": 4, "12": 5, "13": 5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10" table:formula="of:=COM.MICROSOFT.CONCAT(&quot;&quot;&quot;&quot;;[.$B$3]; &quot;&quot;&quot;: &quot;; [.B9])" office:value-type="string" office:string-value="&quot;5&quot;: 3" calcext:value-type="string">
            <text:p>"5": 3</text:p>
          </table:table-cell>
          <table:table-cell table:style-name="ce10" table:formula="of:=COM.MICROSOFT.CONCAT(&quot;&quot;&quot;&quot;;[.$C$3]; &quot;&quot;&quot;: &quot;; [.C9])" office:value-type="string" office:string-value="&quot;6&quot;: 3" calcext:value-type="string">
            <text:p>"6": 3</text:p>
          </table:table-cell>
          <table:table-cell table:style-name="ce10" table:formula="of:=COM.MICROSOFT.CONCAT(&quot;&quot;&quot;&quot;;[.$D$3]; &quot;&quot;&quot;: &quot;; [.D9])" office:value-type="string" office:string-value="&quot;7&quot;: 2" calcext:value-type="string">
            <text:p>"7": 2</text:p>
          </table:table-cell>
          <table:table-cell table:style-name="ce10" table:formula="of:=COM.MICROSOFT.CONCAT(&quot;&quot;&quot;&quot;;[.$E$3]; &quot;&quot;&quot;: &quot;; [.E9])" office:value-type="string" office:string-value="&quot;8&quot;: 1" calcext:value-type="string">
            <text:p>"8": 1</text:p>
          </table:table-cell>
          <table:table-cell table:style-name="ce10" table:formula="of:=COM.MICROSOFT.CONCAT(&quot;&quot;&quot;&quot;;[.$F$3]; &quot;&quot;&quot;: &quot;; [.F9])" office:value-type="string" office:string-value="&quot;9&quot;: 3" calcext:value-type="string">
            <text:p>"9": 3</text:p>
          </table:table-cell>
          <table:table-cell table:style-name="ce10"/>
          <table:table-cell table:style-name="ce10" table:formula="of:=COM.MICROSOFT.CONCAT(&quot;&quot;&quot;&quot;;[.$B$3]; &quot;&quot;&quot;: &quot;; [.H9])" office:value-type="string" office:string-value="&quot;5&quot;: 1" calcext:value-type="string">
            <text:p>"5": 1</text:p>
          </table:table-cell>
          <table:table-cell table:style-name="ce10" table:formula="of:=COM.MICROSOFT.CONCAT(&quot;&quot;&quot;&quot;;[.$C$3]; &quot;&quot;&quot;: &quot;; [.I9])" office:value-type="string" office:string-value="&quot;6&quot;: 3" calcext:value-type="string">
            <text:p>"6": 3</text:p>
          </table:table-cell>
          <table:table-cell table:style-name="ce10" table:formula="of:=COM.MICROSOFT.CONCAT(&quot;&quot;&quot;&quot;;[.$D$3]; &quot;&quot;&quot;: &quot;; [.J9])" office:value-type="string" office:string-value="&quot;7&quot;: 2" calcext:value-type="string">
            <text:p>"7": 2</text:p>
          </table:table-cell>
          <table:table-cell table:style-name="ce10" table:formula="of:=COM.MICROSOFT.CONCAT(&quot;&quot;&quot;&quot;;[.$E$3]; &quot;&quot;&quot;: &quot;; [.K9])" office:value-type="string" office:string-value="&quot;8&quot;: 1" calcext:value-type="string">
            <text:p>"8": 1</text:p>
          </table:table-cell>
          <table:table-cell table:style-name="ce10" table:formula="of:=COM.MICROSOFT.CONCAT(&quot;&quot;&quot;&quot;;[.$F$3]; &quot;&quot;&quot;: &quot;; [.L9])" office:value-type="string" office:string-value="&quot;9&quot;: 3" calcext:value-type="string">
            <text:p>"9": 3</text:p>
          </table:table-cell>
          <table:table-cell table:style-name="ce10"/>
          <table:table-cell table:style-name="ce10" table:formula="of:=COM.MICROSOFT.CONCAT(&quot;&quot;&quot;&quot;;[.$B$3]; &quot;&quot;&quot;: &quot;; [.N9])" office:value-type="string" office:string-value="&quot;5&quot;: 1" calcext:value-type="string">
            <text:p>"5": 1</text:p>
          </table:table-cell>
          <table:table-cell table:style-name="ce10" table:formula="of:=COM.MICROSOFT.CONCAT(&quot;&quot;&quot;&quot;;[.$C$3]; &quot;&quot;&quot;: &quot;; [.O9])" office:value-type="string" office:string-value="&quot;6&quot;: 2" calcext:value-type="string">
            <text:p>"6": 2</text:p>
          </table:table-cell>
          <table:table-cell table:style-name="ce10" table:formula="of:=COM.MICROSOFT.CONCAT(&quot;&quot;&quot;&quot;;[.$D$3]; &quot;&quot;&quot;: &quot;; [.P9])" office:value-type="string" office:string-value="&quot;7&quot;: 3" calcext:value-type="string">
            <text:p>"7": 3</text:p>
          </table:table-cell>
          <table:table-cell table:style-name="ce10" table:formula="of:=COM.MICROSOFT.CONCAT(&quot;&quot;&quot;&quot;;[.$E$3]; &quot;&quot;&quot;: &quot;; [.Q9])" office:value-type="string" office:string-value="&quot;8&quot;: 1" calcext:value-type="string">
            <text:p>"8": 1</text:p>
          </table:table-cell>
          <table:table-cell table:style-name="ce10" table:formula="of:=COM.MICROSOFT.CONCAT(&quot;&quot;&quot;&quot;;[.$F$3]; &quot;&quot;&quot;: &quot;; [.R9])" office:value-type="string" office:string-value="&quot;9&quot;: 4" calcext:value-type="string">
            <text:p>"9": 4</text:p>
          </table:table-cell>
          <table:table-cell table:style-name="ce10"/>
          <table:table-cell table:style-name="ce10" table:formula="of:=COM.MICROSOFT.CONCAT(&quot;&quot;&quot;&quot;;[.$B$3]; &quot;&quot;&quot;: &quot;; [.T9])" office:value-type="string" office:string-value="&quot;5&quot;: 1" calcext:value-type="string">
            <text:p>"5": 1</text:p>
          </table:table-cell>
          <table:table-cell table:style-name="ce10" table:formula="of:=COM.MICROSOFT.CONCAT(&quot;&quot;&quot;&quot;;[.$C$3]; &quot;&quot;&quot;: &quot;; [.U9])" office:value-type="string" office:string-value="&quot;6&quot;: 2" calcext:value-type="string">
            <text:p>"6": 2</text:p>
          </table:table-cell>
          <table:table-cell table:style-name="ce10" table:formula="of:=COM.MICROSOFT.CONCAT(&quot;&quot;&quot;&quot;;[.$D$3]; &quot;&quot;&quot;: &quot;; [.V9])" office:value-type="string" office:string-value="&quot;7&quot;: 2" calcext:value-type="string">
            <text:p>"7": 2</text:p>
          </table:table-cell>
          <table:table-cell table:style-name="ce10" table:formula="of:=COM.MICROSOFT.CONCAT(&quot;&quot;&quot;&quot;;[.$E$3]; &quot;&quot;&quot;: &quot;; [.W9])" office:value-type="string" office:string-value="&quot;8&quot;: 3" calcext:value-type="string">
            <text:p>"8": 3</text:p>
          </table:table-cell>
          <table:table-cell table:style-name="ce10" table:formula="of:=COM.MICROSOFT.CONCAT(&quot;&quot;&quot;&quot;;[.$F$3]; &quot;&quot;&quot;: &quot;; [.X9])" office:value-type="string" office:string-value="&quot;9&quot;: 4" calcext:value-type="string">
            <text:p>"9": 4</text:p>
          </table:table-cell>
          <table:table-cell table:style-name="ce10"/>
          <table:table-cell table:style-name="ce10" table:formula="of:=COM.MICROSOFT.CONCAT(&quot;&quot;&quot;&quot;;[.$B$3]; &quot;&quot;&quot;: &quot;; [.Z9])" office:value-type="string" office:string-value="&quot;5&quot;: 2" calcext:value-type="string">
            <text:p>"5": 2</text:p>
          </table:table-cell>
          <table:table-cell table:style-name="ce10" table:formula="of:=COM.MICROSOFT.CONCAT(&quot;&quot;&quot;&quot;;[.$C$3]; &quot;&quot;&quot;: &quot;; [.AA9])" office:value-type="string" office:string-value="&quot;6&quot;: 2" calcext:value-type="string">
            <text:p>"6": 2</text:p>
          </table:table-cell>
          <table:table-cell table:style-name="ce10" table:formula="of:=COM.MICROSOFT.CONCAT(&quot;&quot;&quot;&quot;;[.$D$3]; &quot;&quot;&quot;: &quot;; [.AB9])" office:value-type="string" office:string-value="&quot;7&quot;: 2" calcext:value-type="string">
            <text:p>"7": 2</text:p>
          </table:table-cell>
          <table:table-cell table:style-name="ce10" table:formula="of:=COM.MICROSOFT.CONCAT(&quot;&quot;&quot;&quot;;[.$E$3]; &quot;&quot;&quot;: &quot;; [.AC9])" office:value-type="string" office:string-value="&quot;8&quot;: 3" calcext:value-type="string">
            <text:p>"8": 3</text:p>
          </table:table-cell>
          <table:table-cell table:style-name="ce10" table:formula="of:=COM.MICROSOFT.CONCAT(&quot;&quot;&quot;&quot;;[.$F$3]; &quot;&quot;&quot;: &quot;; [.AD9])" office:value-type="string" office:string-value="&quot;9&quot;: 4" calcext:value-type="string">
            <text:p>"9": 4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10" table:formula="of:=COM.MICROSOFT.CONCAT(&quot;&quot;&quot;&quot;;[.$B$4]; &quot;&quot;&quot;: &quot;; [.B10])" office:value-type="string" office:string-value="&quot;10&quot;: 4" calcext:value-type="string">
            <text:p>"10": 4</text:p>
          </table:table-cell>
          <table:table-cell table:style-name="ce10" table:formula="of:=COM.MICROSOFT.CONCAT(&quot;&quot;&quot;&quot;;[.$C$4]; &quot;&quot;&quot;: &quot;; [.C10])" office:value-type="string" office:string-value="&quot;11&quot;: 5" calcext:value-type="string">
            <text:p>"11": 5</text:p>
          </table:table-cell>
          <table:table-cell table:style-name="ce10" table:formula="of:=COM.MICROSOFT.CONCAT(&quot;&quot;&quot;&quot;;[.$D$4]; &quot;&quot;&quot;: &quot;; [.D10])" office:value-type="string" office:string-value="&quot;12&quot;: 5" calcext:value-type="string">
            <text:p>"12": 5</text:p>
          </table:table-cell>
          <table:table-cell table:style-name="ce10" table:formula="of:=COM.MICROSOFT.CONCAT(&quot;&quot;&quot;&quot;;[.$E$4]; &quot;&quot;&quot;: &quot;; [.E10])" office:value-type="string" office:string-value="&quot;13&quot;: 4" calcext:value-type="string">
            <text:p>"13": 4</text:p>
          </table:table-cell>
          <table:table-cell table:style-name="ce10" table:formula="of:=COM.MICROSOFT.CONCAT(&quot;&quot;&quot;&quot;;[.$F$4]; &quot;&quot;&quot;: &quot;; [.F10])" office:value-type="string" office:string-value="&quot;14&quot;: 5" calcext:value-type="string">
            <text:p>"14": 5</text:p>
          </table:table-cell>
          <table:table-cell table:style-name="ce10"/>
          <table:table-cell table:style-name="ce10" table:formula="of:=COM.MICROSOFT.CONCAT(&quot;&quot;&quot;&quot;;[.$B$4]; &quot;&quot;&quot;: &quot;; [.H10])" office:value-type="string" office:string-value="&quot;10&quot;: 4" calcext:value-type="string">
            <text:p>"10": 4</text:p>
          </table:table-cell>
          <table:table-cell table:style-name="ce10" table:formula="of:=COM.MICROSOFT.CONCAT(&quot;&quot;&quot;&quot;;[.$C$4]; &quot;&quot;&quot;: &quot;; [.I10])" office:value-type="string" office:string-value="&quot;11&quot;: 4" calcext:value-type="string">
            <text:p>"11": 4</text:p>
          </table:table-cell>
          <table:table-cell table:style-name="ce10" table:formula="of:=COM.MICROSOFT.CONCAT(&quot;&quot;&quot;&quot;;[.$D$4]; &quot;&quot;&quot;: &quot;; [.J10])" office:value-type="string" office:string-value="&quot;12&quot;: 5" calcext:value-type="string">
            <text:p>"12": 5</text:p>
          </table:table-cell>
          <table:table-cell table:style-name="ce10" table:formula="of:=COM.MICROSOFT.CONCAT(&quot;&quot;&quot;&quot;;[.$E$4]; &quot;&quot;&quot;: &quot;; [.K10])" office:value-type="string" office:string-value="&quot;13&quot;: 4" calcext:value-type="string">
            <text:p>"13": 4</text:p>
          </table:table-cell>
          <table:table-cell table:style-name="ce10" table:formula="of:=COM.MICROSOFT.CONCAT(&quot;&quot;&quot;&quot;;[.$F$4]; &quot;&quot;&quot;: &quot;; [.L10])" office:value-type="string" office:string-value="&quot;14&quot;: 5" calcext:value-type="string">
            <text:p>"14": 5</text:p>
          </table:table-cell>
          <table:table-cell table:style-name="ce10"/>
          <table:table-cell table:style-name="ce10" table:formula="of:=COM.MICROSOFT.CONCAT(&quot;&quot;&quot;&quot;;[.$B$4]; &quot;&quot;&quot;: &quot;; [.N10])" office:value-type="string" office:string-value="&quot;10&quot;: 4" calcext:value-type="string">
            <text:p>"10": 4</text:p>
          </table:table-cell>
          <table:table-cell table:style-name="ce10" table:formula="of:=COM.MICROSOFT.CONCAT(&quot;&quot;&quot;&quot;;[.$C$4]; &quot;&quot;&quot;: &quot;; [.O10])" office:value-type="string" office:string-value="&quot;11&quot;: 4" calcext:value-type="string">
            <text:p>"11": 4</text:p>
          </table:table-cell>
          <table:table-cell table:style-name="ce10" table:formula="of:=COM.MICROSOFT.CONCAT(&quot;&quot;&quot;&quot;;[.$D$4]; &quot;&quot;&quot;: &quot;; [.P10])" office:value-type="string" office:string-value="&quot;12&quot;: 4" calcext:value-type="string">
            <text:p>"12": 4</text:p>
          </table:table-cell>
          <table:table-cell table:style-name="ce10" table:formula="of:=COM.MICROSOFT.CONCAT(&quot;&quot;&quot;&quot;;[.$E$4]; &quot;&quot;&quot;: &quot;; [.Q10])" office:value-type="string" office:string-value="&quot;13&quot;: 4" calcext:value-type="string">
            <text:p>"13": 4</text:p>
          </table:table-cell>
          <table:table-cell table:style-name="ce10" table:formula="of:=COM.MICROSOFT.CONCAT(&quot;&quot;&quot;&quot;;[.$F$4]; &quot;&quot;&quot;: &quot;; [.R10])" office:value-type="string" office:string-value="&quot;14&quot;: 5" calcext:value-type="string">
            <text:p>"14": 5</text:p>
          </table:table-cell>
          <table:table-cell table:style-name="ce10"/>
          <table:table-cell table:style-name="ce10" table:formula="of:=COM.MICROSOFT.CONCAT(&quot;&quot;&quot;&quot;;[.$B$4]; &quot;&quot;&quot;: &quot;; [.T10])" office:value-type="string" office:string-value="&quot;10&quot;: 4" calcext:value-type="string">
            <text:p>"10": 4</text:p>
          </table:table-cell>
          <table:table-cell table:style-name="ce10" table:formula="of:=COM.MICROSOFT.CONCAT(&quot;&quot;&quot;&quot;;[.$C$4]; &quot;&quot;&quot;: &quot;; [.U10])" office:value-type="string" office:string-value="&quot;11&quot;: 4" calcext:value-type="string">
            <text:p>"11": 4</text:p>
          </table:table-cell>
          <table:table-cell table:style-name="ce10" table:formula="of:=COM.MICROSOFT.CONCAT(&quot;&quot;&quot;&quot;;[.$D$4]; &quot;&quot;&quot;: &quot;; [.V10])" office:value-type="string" office:string-value="&quot;12&quot;: 5" calcext:value-type="string">
            <text:p>"12": 5</text:p>
          </table:table-cell>
          <table:table-cell table:style-name="ce10" table:formula="of:=COM.MICROSOFT.CONCAT(&quot;&quot;&quot;&quot;;[.$E$4]; &quot;&quot;&quot;: &quot;; [.W10])" office:value-type="string" office:string-value="&quot;13&quot;: 4" calcext:value-type="string">
            <text:p>"13": 4</text:p>
          </table:table-cell>
          <table:table-cell table:style-name="ce10" table:formula="of:=COM.MICROSOFT.CONCAT(&quot;&quot;&quot;&quot;;[.$F$4]; &quot;&quot;&quot;: &quot;; [.X10])" office:value-type="string" office:string-value="&quot;14&quot;: 5" calcext:value-type="string">
            <text:p>"14": 5</text:p>
          </table:table-cell>
          <table:table-cell table:style-name="ce10"/>
          <table:table-cell table:style-name="ce10" table:formula="of:=COM.MICROSOFT.CONCAT(&quot;&quot;&quot;&quot;;[.$B$4]; &quot;&quot;&quot;: &quot;; [.Z10])" office:value-type="string" office:string-value="&quot;10&quot;: 4" calcext:value-type="string">
            <text:p>"10": 4</text:p>
          </table:table-cell>
          <table:table-cell table:style-name="ce10" table:formula="of:=COM.MICROSOFT.CONCAT(&quot;&quot;&quot;&quot;;[.$C$4]; &quot;&quot;&quot;: &quot;; [.AA10])" office:value-type="string" office:string-value="&quot;11&quot;: 4" calcext:value-type="string">
            <text:p>"11": 4</text:p>
          </table:table-cell>
          <table:table-cell table:style-name="ce10" table:formula="of:=COM.MICROSOFT.CONCAT(&quot;&quot;&quot;&quot;;[.$D$4]; &quot;&quot;&quot;: &quot;; [.AB10])" office:value-type="string" office:string-value="&quot;12&quot;: 5" calcext:value-type="string">
            <text:p>"12": 5</text:p>
          </table:table-cell>
          <table:table-cell table:style-name="ce10" table:formula="of:=COM.MICROSOFT.CONCAT(&quot;&quot;&quot;&quot;;[.$E$4]; &quot;&quot;&quot;: &quot;; [.AC10])" office:value-type="string" office:string-value="&quot;13&quot;: 5" calcext:value-type="string">
            <text:p>"13": 5</text:p>
          </table:table-cell>
          <table:table-cell table:style-name="ce10" table:formula="of:=COM.MICROSOFT.CONCAT(&quot;&quot;&quot;&quot;;[.$F$4]; &quot;&quot;&quot;: &quot;; [.AD10])" office:value-type="string" office:string-value="&quot;14&quot;: 5" calcext:value-type="string">
            <text:p>"14": 5</text:p>
          </table:table-cell>
          <table:table-cell table:style-name="Default"/>
          <table:table-cell table:style-name="Default" table:formula="of:=COM.MICROSOFT.TEXTJOIN(&quot;, &quot;;TRUE();[.AF8:.AF12])" office:value-type="string" office:string-value="&quot;0&quot;: { &quot;0&quot;: 5, &quot;1&quot;: 1, &quot;2&quot;: 1, &quot;3&quot;: 1, &quot;4&quot;: 3, &quot;5&quot;: 3, &quot;6&quot;: 3, &quot;7&quot;: 2, &quot;8&quot;: 1, &quot;9&quot;: 3, &quot;10&quot;: 4, &quot;11&quot;: 5, &quot;12&quot;: 5, &quot;13&quot;: 4, &quot;14&quot;: 5}, &quot;1&quot;: { &quot;0&quot;: 4, &quot;1&quot;: 3, &quot;2&quot;: 1, &quot;3&quot;: 1, &quot;4&quot;: 3, &quot;5&quot;: 1, &quot;6&quot;: 3, &quot;7&quot;: 2, &quot;8&quot;: 1, &quot;9&quot;: 3, &quot;10&quot;: 4, &quot;11&quot;: 4, &quot;12&quot;: 5, &quot;13&quot;: 4, &quot;14&quot;: 5}, &quot;2&quot;: { &quot;0&quot;: 4, &quot;1&quot;: 1, &quot;2&quot;: 1, &quot;3&quot;: 1, &quot;4&quot;: 3, &quot;5&quot;: 1, &quot;6&quot;: 2, &quot;7&quot;: 3, &quot;8&quot;: 1, &quot;9&quot;: 4, &quot;10&quot;: 4, &quot;11&quot;: 4, &quot;12&quot;: 4, &quot;13&quot;: 4, &quot;14&quot;: 5}, &quot;3&quot;: { &quot;0&quot;: 4, &quot;1&quot;: 1, &quot;2&quot;: 1, &quot;3&quot;: 2, &quot;4&quot;: 3, &quot;5&quot;: 1, &quot;6&quot;: 2, &quot;7&quot;: 2, &quot;8&quot;: 3, &quot;9&quot;: 4, &quot;10&quot;: 4, &quot;11&quot;: 4, &quot;12&quot;: 5, &quot;13&quot;: 4, &quot;14&quot;: 5}, &quot;4&quot;: { &quot;0&quot;: 4, &quot;1&quot;: 2, &quot;2&quot;: 1, &quot;3&quot;: 3, &quot;4&quot;: 4, &quot;5&quot;: 2, &quot;6&quot;: 2, &quot;7&quot;: 2, &quot;8&quot;: 3, &quot;9&quot;: 4, &quot;10&quot;: 4, &quot;11&quot;: 4, &quot;12&quot;: 5, &quot;13&quot;: 5, &quot;14&quot;: 5}" calcext:value-type="string">
            <text:p>"0": { "0": 5, "1": 1, "2": 1, "3": 1, "4": 3, "5": 3, "6": 3, "7": 2, "8": 1, "9": 3, "10": 4, "11": 5, "12": 5, "13": 4, "14": 5}, "1": { "0": 4, "1": 3, "2": 1, "3": 1, "4": 3, "5": 1, "6": 3, "7": 2, "8": 1, "9": 3, "10": 4, "11": 4, "12": 5, "13": 4, "14": 5}, "2": { "0": 4, "1": 1, "2": 1, "3": 1, "4": 3, "5": 1, "6": 2, "7": 3, "8": 1, "9": 4, "10": 4, "11": 4, "12": 4, "13": 4, "14": 5}, "3": { "0": 4, "1": 1, "2": 1, "3": 2, "4": 3, "5": 1, "6": 2, "7": 2, "8": 3, "9": 4, "10": 4, "11": 4, "12": 5, "13": 4, "14": 5}, "4": { "0": 4, "1": 2, "2": 1, "3": 3, "4": 4, "5": 2, "6": 2, "7": 2, "8": 3, "9": 4, "10": 4, "11": 4, "12": 5, "13": 5, "14": 5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11" table:number-columns-repeated="29"/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12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style-name="ce37"/>
          <table:table-cell table:style-name="ce12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/>
          <table:table-cell table:formula="of:=COM.MICROSOFT.CONCAT(&quot;&quot;&quot;5&quot;&quot;: { &quot;;COM.MICROSOFT.TEXTJOIN(&quot;, &quot;;TRUE();[.B20:.F22]);&quot;}&quot;)" office:value-type="string" office:string-value="&quot;5&quot;: { &quot;0&quot;: 5, &quot;1&quot;: 2, &quot;2&quot;: 1, &quot;3&quot;: 2, &quot;4&quot;: 4, &quot;5&quot;: 1, &quot;6&quot;: 1, &quot;7&quot;: 1, &quot;8&quot;: 1, &quot;9&quot;: 2, &quot;10&quot;: 3, &quot;11&quot;: 4, &quot;12&quot;: 4, &quot;13&quot;: 2, &quot;14&quot;: 3}" calcext:value-type="string">
            <text:p>"5": { "0": 5, "1": 2, "2": 1, "3": 2, "4": 4, "5": 1, "6": 1, "7": 1, "8": 1, "9": 2, "10": 3, "11": 4, "12": 4, "13": 2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7"/>
          <table:table-cell table:style-name="ce39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39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formula="of:=COM.MICROSOFT.CONCAT(&quot;&quot;&quot;6&quot;&quot;: { &quot;;COM.MICROSOFT.TEXTJOIN(&quot;, &quot;;TRUE();[.H20:.L22]);&quot;}&quot;)" office:value-type="string" office:string-value="&quot;6&quot;: { &quot;0&quot;: 5, &quot;1&quot;: 3, &quot;2&quot;: 1, &quot;3&quot;: 2, &quot;4&quot;: 4, &quot;5&quot;: 1, &quot;6&quot;: 1, &quot;7&quot;: 1, &quot;8&quot;: 1, &quot;9&quot;: 2, &quot;10&quot;: 3, &quot;11&quot;: 3, &quot;12&quot;: 3, &quot;13&quot;: 2, &quot;14&quot;: 4}" calcext:value-type="string">
            <text:p>"6": { "0": 5, "1": 3, "2": 1, "3": 2, "4": 4, "5": 1, "6": 1, "7": 1, "8": 1, "9": 2, "10": 3, "11": 3, "12": 3, "13": 2, "14": 4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7"/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/>
          <table:table-cell table:formula="of:=COM.MICROSOFT.CONCAT(&quot;&quot;&quot;7&quot;&quot;: { &quot;;COM.MICROSOFT.TEXTJOIN(&quot;, &quot;;TRUE();[.N20:.R22]);&quot;}&quot;)" office:value-type="string" office:string-value="&quot;7&quot;: { &quot;0&quot;: 5, &quot;1&quot;: 3, &quot;2&quot;: 2, &quot;3&quot;: 3, &quot;4&quot;: 5, &quot;5&quot;: 1, &quot;6&quot;: 1, &quot;7&quot;: 1, &quot;8&quot;: 1, &quot;9&quot;: 2, &quot;10&quot;: 3, &quot;11&quot;: 3, &quot;12&quot;: 3, &quot;13&quot;: 2, &quot;14&quot;: 4}" calcext:value-type="string">
            <text:p>"7": { "0": 5, "1": 3, "2": 2, "3": 3, "4": 5, "5": 1, "6": 1, "7": 1, "8": 1, "9": 2, "10": 3, "11": 3, "12": 3, "13": 2, "14": 4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11" table:number-columns-repeated="29"/>
          <table:table-cell/>
          <table:table-cell table:formula="of:=COM.MICROSOFT.CONCAT(&quot;&quot;&quot;8&quot;&quot;: { &quot;;COM.MICROSOFT.TEXTJOIN(&quot;, &quot;;TRUE();[.T20:.X22]);&quot;}&quot;)" office:value-type="string" office:string-value="&quot;8&quot;: { &quot;0&quot;: 5, &quot;1&quot;: 2, &quot;2&quot;: 1, &quot;3&quot;: 3, &quot;4&quot;: 4, &quot;5&quot;: 1, &quot;6&quot;: 1, &quot;7&quot;: 1, &quot;8&quot;: 1, &quot;9&quot;: 2, &quot;10&quot;: 3, &quot;11&quot;: 3, &quot;12&quot;: 3, &quot;13&quot;: 3, &quot;14&quot;: 3}" calcext:value-type="string">
            <text:p>"8": { "0": 5, "1": 2, "2": 1, "3": 3, "4": 4, "5": 1, "6": 1, "7": 1, "8": 1, "9": 2, "10": 3, "11": 3, "12": 3, "13": 3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13" table:formula="of:=COM.MICROSOFT.CONCAT(&quot;&quot;&quot;&quot;;[.$B$2]; &quot;&quot;&quot;: &quot;; [.B16])" office:value-type="string" office:string-value="&quot;0&quot;: 5" calcext:value-type="string">
            <text:p>"0": 5</text:p>
          </table:table-cell>
          <table:table-cell table:style-name="ce13" table:formula="of:=COM.MICROSOFT.CONCAT(&quot;&quot;&quot;&quot;;[.$C$2]; &quot;&quot;&quot;: &quot;; [.C16])" office:value-type="string" office:string-value="&quot;1&quot;: 2" calcext:value-type="string">
            <text:p>"1": 2</text:p>
          </table:table-cell>
          <table:table-cell table:style-name="ce13" table:formula="of:=COM.MICROSOFT.CONCAT(&quot;&quot;&quot;&quot;;[.$D$2]; &quot;&quot;&quot;: &quot;; [.D16])" office:value-type="string" office:string-value="&quot;2&quot;: 1" calcext:value-type="string">
            <text:p>"2": 1</text:p>
          </table:table-cell>
          <table:table-cell table:style-name="ce13" table:formula="of:=COM.MICROSOFT.CONCAT(&quot;&quot;&quot;&quot;;[.$E$2]; &quot;&quot;&quot;: &quot;; [.E16])" office:value-type="string" office:string-value="&quot;3&quot;: 2" calcext:value-type="string">
            <text:p>"3": 2</text:p>
          </table:table-cell>
          <table:table-cell table:style-name="ce13" table:formula="of:=COM.MICROSOFT.CONCAT(&quot;&quot;&quot;&quot;;[.$F$2]; &quot;&quot;&quot;: &quot;; [.F16])" office:value-type="string" office:string-value="&quot;4&quot;: 4" calcext:value-type="string">
            <text:p>"4": 4</text:p>
          </table:table-cell>
          <table:table-cell table:style-name="ce13"/>
          <table:table-cell table:style-name="ce13" table:formula="of:=COM.MICROSOFT.CONCAT(&quot;&quot;&quot;&quot;;[.$B$2]; &quot;&quot;&quot;: &quot;; [.H16])" office:value-type="string" office:string-value="&quot;0&quot;: 5" calcext:value-type="string">
            <text:p>"0": 5</text:p>
          </table:table-cell>
          <table:table-cell table:style-name="ce13" table:formula="of:=COM.MICROSOFT.CONCAT(&quot;&quot;&quot;&quot;;[.$C$2]; &quot;&quot;&quot;: &quot;; [.I16])" office:value-type="string" office:string-value="&quot;1&quot;: 3" calcext:value-type="string">
            <text:p>"1": 3</text:p>
          </table:table-cell>
          <table:table-cell table:style-name="ce13" table:formula="of:=COM.MICROSOFT.CONCAT(&quot;&quot;&quot;&quot;;[.$D$2]; &quot;&quot;&quot;: &quot;; [.J16])" office:value-type="string" office:string-value="&quot;2&quot;: 1" calcext:value-type="string">
            <text:p>"2": 1</text:p>
          </table:table-cell>
          <table:table-cell table:style-name="ce13" table:formula="of:=COM.MICROSOFT.CONCAT(&quot;&quot;&quot;&quot;;[.$E$2]; &quot;&quot;&quot;: &quot;; [.K16])" office:value-type="string" office:string-value="&quot;3&quot;: 2" calcext:value-type="string">
            <text:p>"3": 2</text:p>
          </table:table-cell>
          <table:table-cell table:style-name="ce13" table:formula="of:=COM.MICROSOFT.CONCAT(&quot;&quot;&quot;&quot;;[.$F$2]; &quot;&quot;&quot;: &quot;; [.L16])" office:value-type="string" office:string-value="&quot;4&quot;: 4" calcext:value-type="string">
            <text:p>"4": 4</text:p>
          </table:table-cell>
          <table:table-cell table:style-name="ce13"/>
          <table:table-cell table:style-name="ce13" table:formula="of:=COM.MICROSOFT.CONCAT(&quot;&quot;&quot;&quot;;[.$B$2]; &quot;&quot;&quot;: &quot;; [.N16])" office:value-type="string" office:string-value="&quot;0&quot;: 5" calcext:value-type="string">
            <text:p>"0": 5</text:p>
          </table:table-cell>
          <table:table-cell table:style-name="ce13" table:formula="of:=COM.MICROSOFT.CONCAT(&quot;&quot;&quot;&quot;;[.$C$2]; &quot;&quot;&quot;: &quot;; [.O16])" office:value-type="string" office:string-value="&quot;1&quot;: 3" calcext:value-type="string">
            <text:p>"1": 3</text:p>
          </table:table-cell>
          <table:table-cell table:style-name="ce13" table:formula="of:=COM.MICROSOFT.CONCAT(&quot;&quot;&quot;&quot;;[.$D$2]; &quot;&quot;&quot;: &quot;; [.P16])" office:value-type="string" office:string-value="&quot;2&quot;: 2" calcext:value-type="string">
            <text:p>"2": 2</text:p>
          </table:table-cell>
          <table:table-cell table:style-name="ce13" table:formula="of:=COM.MICROSOFT.CONCAT(&quot;&quot;&quot;&quot;;[.$E$2]; &quot;&quot;&quot;: &quot;; [.Q16])" office:value-type="string" office:string-value="&quot;3&quot;: 3" calcext:value-type="string">
            <text:p>"3": 3</text:p>
          </table:table-cell>
          <table:table-cell table:style-name="ce13" table:formula="of:=COM.MICROSOFT.CONCAT(&quot;&quot;&quot;&quot;;[.$F$2]; &quot;&quot;&quot;: &quot;; [.R16])" office:value-type="string" office:string-value="&quot;4&quot;: 5" calcext:value-type="string">
            <text:p>"4": 5</text:p>
          </table:table-cell>
          <table:table-cell table:style-name="ce13"/>
          <table:table-cell table:style-name="ce13" table:formula="of:=COM.MICROSOFT.CONCAT(&quot;&quot;&quot;&quot;;[.$B$2]; &quot;&quot;&quot;: &quot;; [.T16])" office:value-type="string" office:string-value="&quot;0&quot;: 5" calcext:value-type="string">
            <text:p>"0": 5</text:p>
          </table:table-cell>
          <table:table-cell table:style-name="ce13" table:formula="of:=COM.MICROSOFT.CONCAT(&quot;&quot;&quot;&quot;;[.$C$2]; &quot;&quot;&quot;: &quot;; [.U16])" office:value-type="string" office:string-value="&quot;1&quot;: 2" calcext:value-type="string">
            <text:p>"1": 2</text:p>
          </table:table-cell>
          <table:table-cell table:style-name="ce13" table:formula="of:=COM.MICROSOFT.CONCAT(&quot;&quot;&quot;&quot;;[.$D$2]; &quot;&quot;&quot;: &quot;; [.V16])" office:value-type="string" office:string-value="&quot;2&quot;: 1" calcext:value-type="string">
            <text:p>"2": 1</text:p>
          </table:table-cell>
          <table:table-cell table:style-name="ce13" table:formula="of:=COM.MICROSOFT.CONCAT(&quot;&quot;&quot;&quot;;[.$E$2]; &quot;&quot;&quot;: &quot;; [.W16])" office:value-type="string" office:string-value="&quot;3&quot;: 3" calcext:value-type="string">
            <text:p>"3": 3</text:p>
          </table:table-cell>
          <table:table-cell table:style-name="ce13" table:formula="of:=COM.MICROSOFT.CONCAT(&quot;&quot;&quot;&quot;;[.$F$2]; &quot;&quot;&quot;: &quot;; [.X16])" office:value-type="string" office:string-value="&quot;4&quot;: 4" calcext:value-type="string">
            <text:p>"4": 4</text:p>
          </table:table-cell>
          <table:table-cell table:style-name="ce13"/>
          <table:table-cell table:style-name="ce13" table:formula="of:=COM.MICROSOFT.CONCAT(&quot;&quot;&quot;&quot;;[.$B$2]; &quot;&quot;&quot;: &quot;; [.Z16])" office:value-type="string" office:string-value="&quot;0&quot;: 5" calcext:value-type="string">
            <text:p>"0": 5</text:p>
          </table:table-cell>
          <table:table-cell table:style-name="ce13" table:formula="of:=COM.MICROSOFT.CONCAT(&quot;&quot;&quot;&quot;;[.$C$2]; &quot;&quot;&quot;: &quot;; [.AA16])" office:value-type="string" office:string-value="&quot;1&quot;: 3" calcext:value-type="string">
            <text:p>"1": 3</text:p>
          </table:table-cell>
          <table:table-cell table:style-name="ce57" table:formula="of:=COM.MICROSOFT.CONCAT(&quot;&quot;&quot;&quot;;[.$D$2]; &quot;&quot;&quot;: &quot;; [.AB16])" office:value-type="string" office:string-value="&quot;2&quot;: 2" calcext:value-type="string">
            <text:p>"2": 2</text:p>
          </table:table-cell>
          <table:table-cell table:style-name="ce13" table:formula="of:=COM.MICROSOFT.CONCAT(&quot;&quot;&quot;&quot;;[.$E$2]; &quot;&quot;&quot;: &quot;; [.AC16])" office:value-type="string" office:string-value="&quot;3&quot;: 3" calcext:value-type="string">
            <text:p>"3": 3</text:p>
          </table:table-cell>
          <table:table-cell table:style-name="ce13" table:formula="of:=COM.MICROSOFT.CONCAT(&quot;&quot;&quot;&quot;;[.$F$2]; &quot;&quot;&quot;: &quot;; [.AD16])" office:value-type="string" office:string-value="&quot;4&quot;: 4" calcext:value-type="string">
            <text:p>"4": 4</text:p>
          </table:table-cell>
          <table:table-cell/>
          <table:table-cell table:formula="of:=COM.MICROSOFT.CONCAT(&quot;&quot;&quot;9&quot;&quot;: { &quot;;COM.MICROSOFT.TEXTJOIN(&quot;, &quot;;TRUE();[.Z20:.AD22]);&quot;}&quot;)" office:value-type="string" office:string-value="&quot;9&quot;: { &quot;0&quot;: 5, &quot;1&quot;: 3, &quot;2&quot;: 2, &quot;3&quot;: 3, &quot;4&quot;: 4, &quot;5&quot;: 2, &quot;6&quot;: 2, &quot;7&quot;: 2, &quot;8&quot;: 2, &quot;9&quot;: 2, &quot;10&quot;: 4, &quot;11&quot;: 4, &quot;12&quot;: 4, &quot;13&quot;: 3, &quot;14&quot;: 4}" calcext:value-type="string">
            <text:p>"9": { "0": 5, "1": 3, "2": 2, "3": 3, "4": 4, "5": 2, "6": 2, "7": 2, "8": 2, "9": 2, "10": 4, "11": 4, "12": 4, "13": 3, "14": 4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13" table:formula="of:=COM.MICROSOFT.CONCAT(&quot;&quot;&quot;&quot;;[.$B$3]; &quot;&quot;&quot;: &quot;; [.B17])" office:value-type="string" office:string-value="&quot;5&quot;: 1" calcext:value-type="string">
            <text:p>"5": 1</text:p>
          </table:table-cell>
          <table:table-cell table:style-name="ce13" table:formula="of:=COM.MICROSOFT.CONCAT(&quot;&quot;&quot;&quot;;[.$C$3]; &quot;&quot;&quot;: &quot;; [.C17])" office:value-type="string" office:string-value="&quot;6&quot;: 1" calcext:value-type="string">
            <text:p>"6": 1</text:p>
          </table:table-cell>
          <table:table-cell table:style-name="ce13" table:formula="of:=COM.MICROSOFT.CONCAT(&quot;&quot;&quot;&quot;;[.$D$3]; &quot;&quot;&quot;: &quot;; [.D17])" office:value-type="string" office:string-value="&quot;7&quot;: 1" calcext:value-type="string">
            <text:p>"7": 1</text:p>
          </table:table-cell>
          <table:table-cell table:style-name="ce13" table:formula="of:=COM.MICROSOFT.CONCAT(&quot;&quot;&quot;&quot;;[.$E$3]; &quot;&quot;&quot;: &quot;; [.E17])" office:value-type="string" office:string-value="&quot;8&quot;: 1" calcext:value-type="string">
            <text:p>"8": 1</text:p>
          </table:table-cell>
          <table:table-cell table:style-name="ce13" table:formula="of:=COM.MICROSOFT.CONCAT(&quot;&quot;&quot;&quot;;[.$F$3]; &quot;&quot;&quot;: &quot;; [.F17])" office:value-type="string" office:string-value="&quot;9&quot;: 2" calcext:value-type="string">
            <text:p>"9": 2</text:p>
          </table:table-cell>
          <table:table-cell table:style-name="ce13"/>
          <table:table-cell table:style-name="ce13" table:formula="of:=COM.MICROSOFT.CONCAT(&quot;&quot;&quot;&quot;;[.$B$3]; &quot;&quot;&quot;: &quot;; [.H17])" office:value-type="string" office:string-value="&quot;5&quot;: 1" calcext:value-type="string">
            <text:p>"5": 1</text:p>
          </table:table-cell>
          <table:table-cell table:style-name="ce13" table:formula="of:=COM.MICROSOFT.CONCAT(&quot;&quot;&quot;&quot;;[.$C$3]; &quot;&quot;&quot;: &quot;; [.I17])" office:value-type="string" office:string-value="&quot;6&quot;: 1" calcext:value-type="string">
            <text:p>"6": 1</text:p>
          </table:table-cell>
          <table:table-cell table:style-name="ce13" table:formula="of:=COM.MICROSOFT.CONCAT(&quot;&quot;&quot;&quot;;[.$D$3]; &quot;&quot;&quot;: &quot;; [.J17])" office:value-type="string" office:string-value="&quot;7&quot;: 1" calcext:value-type="string">
            <text:p>"7": 1</text:p>
          </table:table-cell>
          <table:table-cell table:style-name="ce13" table:formula="of:=COM.MICROSOFT.CONCAT(&quot;&quot;&quot;&quot;;[.$E$3]; &quot;&quot;&quot;: &quot;; [.K17])" office:value-type="string" office:string-value="&quot;8&quot;: 1" calcext:value-type="string">
            <text:p>"8": 1</text:p>
          </table:table-cell>
          <table:table-cell table:style-name="ce13" table:formula="of:=COM.MICROSOFT.CONCAT(&quot;&quot;&quot;&quot;;[.$F$3]; &quot;&quot;&quot;: &quot;; [.L17])" office:value-type="string" office:string-value="&quot;9&quot;: 2" calcext:value-type="string">
            <text:p>"9": 2</text:p>
          </table:table-cell>
          <table:table-cell table:style-name="ce13"/>
          <table:table-cell table:style-name="ce13" table:formula="of:=COM.MICROSOFT.CONCAT(&quot;&quot;&quot;&quot;;[.$B$3]; &quot;&quot;&quot;: &quot;; [.N17])" office:value-type="string" office:string-value="&quot;5&quot;: 1" calcext:value-type="string">
            <text:p>"5": 1</text:p>
          </table:table-cell>
          <table:table-cell table:style-name="ce13" table:formula="of:=COM.MICROSOFT.CONCAT(&quot;&quot;&quot;&quot;;[.$C$3]; &quot;&quot;&quot;: &quot;; [.O17])" office:value-type="string" office:string-value="&quot;6&quot;: 1" calcext:value-type="string">
            <text:p>"6": 1</text:p>
          </table:table-cell>
          <table:table-cell table:style-name="ce13" table:formula="of:=COM.MICROSOFT.CONCAT(&quot;&quot;&quot;&quot;;[.$D$3]; &quot;&quot;&quot;: &quot;; [.P17])" office:value-type="string" office:string-value="&quot;7&quot;: 1" calcext:value-type="string">
            <text:p>"7": 1</text:p>
          </table:table-cell>
          <table:table-cell table:style-name="ce13" table:formula="of:=COM.MICROSOFT.CONCAT(&quot;&quot;&quot;&quot;;[.$E$3]; &quot;&quot;&quot;: &quot;; [.Q17])" office:value-type="string" office:string-value="&quot;8&quot;: 1" calcext:value-type="string">
            <text:p>"8": 1</text:p>
          </table:table-cell>
          <table:table-cell table:style-name="ce13" table:formula="of:=COM.MICROSOFT.CONCAT(&quot;&quot;&quot;&quot;;[.$F$3]; &quot;&quot;&quot;: &quot;; [.R17])" office:value-type="string" office:string-value="&quot;9&quot;: 2" calcext:value-type="string">
            <text:p>"9": 2</text:p>
          </table:table-cell>
          <table:table-cell table:style-name="ce13"/>
          <table:table-cell table:style-name="ce13" table:formula="of:=COM.MICROSOFT.CONCAT(&quot;&quot;&quot;&quot;;[.$B$3]; &quot;&quot;&quot;: &quot;; [.T17])" office:value-type="string" office:string-value="&quot;5&quot;: 1" calcext:value-type="string">
            <text:p>"5": 1</text:p>
          </table:table-cell>
          <table:table-cell table:style-name="ce13" table:formula="of:=COM.MICROSOFT.CONCAT(&quot;&quot;&quot;&quot;;[.$C$3]; &quot;&quot;&quot;: &quot;; [.U17])" office:value-type="string" office:string-value="&quot;6&quot;: 1" calcext:value-type="string">
            <text:p>"6": 1</text:p>
          </table:table-cell>
          <table:table-cell table:style-name="ce13" table:formula="of:=COM.MICROSOFT.CONCAT(&quot;&quot;&quot;&quot;;[.$D$3]; &quot;&quot;&quot;: &quot;; [.V17])" office:value-type="string" office:string-value="&quot;7&quot;: 1" calcext:value-type="string">
            <text:p>"7": 1</text:p>
          </table:table-cell>
          <table:table-cell table:style-name="ce13" table:formula="of:=COM.MICROSOFT.CONCAT(&quot;&quot;&quot;&quot;;[.$E$3]; &quot;&quot;&quot;: &quot;; [.W17])" office:value-type="string" office:string-value="&quot;8&quot;: 1" calcext:value-type="string">
            <text:p>"8": 1</text:p>
          </table:table-cell>
          <table:table-cell table:style-name="ce13" table:formula="of:=COM.MICROSOFT.CONCAT(&quot;&quot;&quot;&quot;;[.$F$3]; &quot;&quot;&quot;: &quot;; [.X17])" office:value-type="string" office:string-value="&quot;9&quot;: 2" calcext:value-type="string">
            <text:p>"9": 2</text:p>
          </table:table-cell>
          <table:table-cell table:style-name="ce13"/>
          <table:table-cell table:style-name="ce13" table:formula="of:=COM.MICROSOFT.CONCAT(&quot;&quot;&quot;&quot;;[.$B$3]; &quot;&quot;&quot;: &quot;; [.Z17])" office:value-type="string" office:string-value="&quot;5&quot;: 2" calcext:value-type="string">
            <text:p>"5": 2</text:p>
          </table:table-cell>
          <table:table-cell table:style-name="ce13" table:formula="of:=COM.MICROSOFT.CONCAT(&quot;&quot;&quot;&quot;;[.$C$3]; &quot;&quot;&quot;: &quot;; [.AA17])" office:value-type="string" office:string-value="&quot;6&quot;: 2" calcext:value-type="string">
            <text:p>"6": 2</text:p>
          </table:table-cell>
          <table:table-cell table:style-name="ce13" table:formula="of:=COM.MICROSOFT.CONCAT(&quot;&quot;&quot;&quot;;[.$D$3]; &quot;&quot;&quot;: &quot;; [.AB17])" office:value-type="string" office:string-value="&quot;7&quot;: 2" calcext:value-type="string">
            <text:p>"7": 2</text:p>
          </table:table-cell>
          <table:table-cell table:style-name="ce13" table:formula="of:=COM.MICROSOFT.CONCAT(&quot;&quot;&quot;&quot;;[.$E$3]; &quot;&quot;&quot;: &quot;; [.AC17])" office:value-type="string" office:string-value="&quot;8&quot;: 2" calcext:value-type="string">
            <text:p>"8": 2</text:p>
          </table:table-cell>
          <table:table-cell table:style-name="ce13" table:formula="of:=COM.MICROSOFT.CONCAT(&quot;&quot;&quot;&quot;;[.$F$3]; &quot;&quot;&quot;: &quot;; [.AD17])" office:value-type="string" office:string-value="&quot;9&quot;: 2" calcext:value-type="string">
            <text:p>"9": 2</text:p>
          </table:table-cell>
          <table:table-cell/>
          <table:table-cell table:style-name="Default"/>
          <table:table-cell table:number-columns-repeated="20"/>
          <table:table-cell table:style-name="Default" table:number-columns-repeated="16332"/>
        </table:table-row>
        <table:table-row table:style-name="ro1">
          <table:table-cell table:style-name="ce5"/>
          <table:table-cell table:style-name="ce13" table:formula="of:=COM.MICROSOFT.CONCAT(&quot;&quot;&quot;&quot;;[.$B$4]; &quot;&quot;&quot;: &quot;; [.B18])" office:value-type="string" office:string-value="&quot;10&quot;: 3" calcext:value-type="string">
            <text:p>"10": 3</text:p>
          </table:table-cell>
          <table:table-cell table:style-name="ce13" table:formula="of:=COM.MICROSOFT.CONCAT(&quot;&quot;&quot;&quot;;[.$C$4]; &quot;&quot;&quot;: &quot;; [.C18])" office:value-type="string" office:string-value="&quot;11&quot;: 4" calcext:value-type="string">
            <text:p>"11": 4</text:p>
          </table:table-cell>
          <table:table-cell table:style-name="ce13" table:formula="of:=COM.MICROSOFT.CONCAT(&quot;&quot;&quot;&quot;;[.$D$4]; &quot;&quot;&quot;: &quot;; [.D18])" office:value-type="string" office:string-value="&quot;12&quot;: 4" calcext:value-type="string">
            <text:p>"12": 4</text:p>
          </table:table-cell>
          <table:table-cell table:style-name="ce13" table:formula="of:=COM.MICROSOFT.CONCAT(&quot;&quot;&quot;&quot;;[.$E$4]; &quot;&quot;&quot;: &quot;; [.E18])" office:value-type="string" office:string-value="&quot;13&quot;: 2" calcext:value-type="string">
            <text:p>"13": 2</text:p>
          </table:table-cell>
          <table:table-cell table:style-name="ce13" table:formula="of:=COM.MICROSOFT.CONCAT(&quot;&quot;&quot;&quot;;[.$F$4]; &quot;&quot;&quot;: &quot;; [.F18])" office:value-type="string" office:string-value="&quot;14&quot;: 3" calcext:value-type="string">
            <text:p>"14": 3</text:p>
          </table:table-cell>
          <table:table-cell table:style-name="ce13"/>
          <table:table-cell table:style-name="ce13" table:formula="of:=COM.MICROSOFT.CONCAT(&quot;&quot;&quot;&quot;;[.$B$4]; &quot;&quot;&quot;: &quot;; [.H18])" office:value-type="string" office:string-value="&quot;10&quot;: 3" calcext:value-type="string">
            <text:p>"10": 3</text:p>
          </table:table-cell>
          <table:table-cell table:style-name="ce13" table:formula="of:=COM.MICROSOFT.CONCAT(&quot;&quot;&quot;&quot;;[.$C$4]; &quot;&quot;&quot;: &quot;; [.I18])" office:value-type="string" office:string-value="&quot;11&quot;: 3" calcext:value-type="string">
            <text:p>"11": 3</text:p>
          </table:table-cell>
          <table:table-cell table:style-name="ce13" table:formula="of:=COM.MICROSOFT.CONCAT(&quot;&quot;&quot;&quot;;[.$D$4]; &quot;&quot;&quot;: &quot;; [.J18])" office:value-type="string" office:string-value="&quot;12&quot;: 3" calcext:value-type="string">
            <text:p>"12": 3</text:p>
          </table:table-cell>
          <table:table-cell table:style-name="ce13" table:formula="of:=COM.MICROSOFT.CONCAT(&quot;&quot;&quot;&quot;;[.$E$4]; &quot;&quot;&quot;: &quot;; [.K18])" office:value-type="string" office:string-value="&quot;13&quot;: 2" calcext:value-type="string">
            <text:p>"13": 2</text:p>
          </table:table-cell>
          <table:table-cell table:style-name="ce13" table:formula="of:=COM.MICROSOFT.CONCAT(&quot;&quot;&quot;&quot;;[.$F$4]; &quot;&quot;&quot;: &quot;; [.L18])" office:value-type="string" office:string-value="&quot;14&quot;: 4" calcext:value-type="string">
            <text:p>"14": 4</text:p>
          </table:table-cell>
          <table:table-cell table:style-name="ce13"/>
          <table:table-cell table:style-name="ce13" table:formula="of:=COM.MICROSOFT.CONCAT(&quot;&quot;&quot;&quot;;[.$B$4]; &quot;&quot;&quot;: &quot;; [.N18])" office:value-type="string" office:string-value="&quot;10&quot;: 3" calcext:value-type="string">
            <text:p>"10": 3</text:p>
          </table:table-cell>
          <table:table-cell table:style-name="ce13" table:formula="of:=COM.MICROSOFT.CONCAT(&quot;&quot;&quot;&quot;;[.$C$4]; &quot;&quot;&quot;: &quot;; [.O18])" office:value-type="string" office:string-value="&quot;11&quot;: 3" calcext:value-type="string">
            <text:p>"11": 3</text:p>
          </table:table-cell>
          <table:table-cell table:style-name="ce13" table:formula="of:=COM.MICROSOFT.CONCAT(&quot;&quot;&quot;&quot;;[.$D$4]; &quot;&quot;&quot;: &quot;; [.P18])" office:value-type="string" office:string-value="&quot;12&quot;: 3" calcext:value-type="string">
            <text:p>"12": 3</text:p>
          </table:table-cell>
          <table:table-cell table:style-name="ce13" table:formula="of:=COM.MICROSOFT.CONCAT(&quot;&quot;&quot;&quot;;[.$E$4]; &quot;&quot;&quot;: &quot;; [.Q18])" office:value-type="string" office:string-value="&quot;13&quot;: 2" calcext:value-type="string">
            <text:p>"13": 2</text:p>
          </table:table-cell>
          <table:table-cell table:style-name="ce13" table:formula="of:=COM.MICROSOFT.CONCAT(&quot;&quot;&quot;&quot;;[.$F$4]; &quot;&quot;&quot;: &quot;; [.R18])" office:value-type="string" office:string-value="&quot;14&quot;: 4" calcext:value-type="string">
            <text:p>"14": 4</text:p>
          </table:table-cell>
          <table:table-cell table:style-name="ce13"/>
          <table:table-cell table:style-name="ce13" table:formula="of:=COM.MICROSOFT.CONCAT(&quot;&quot;&quot;&quot;;[.$B$4]; &quot;&quot;&quot;: &quot;; [.T18])" office:value-type="string" office:string-value="&quot;10&quot;: 3" calcext:value-type="string">
            <text:p>"10": 3</text:p>
          </table:table-cell>
          <table:table-cell table:style-name="ce13" table:formula="of:=COM.MICROSOFT.CONCAT(&quot;&quot;&quot;&quot;;[.$C$4]; &quot;&quot;&quot;: &quot;; [.U18])" office:value-type="string" office:string-value="&quot;11&quot;: 3" calcext:value-type="string">
            <text:p>"11": 3</text:p>
          </table:table-cell>
          <table:table-cell table:style-name="ce13" table:formula="of:=COM.MICROSOFT.CONCAT(&quot;&quot;&quot;&quot;;[.$D$4]; &quot;&quot;&quot;: &quot;; [.V18])" office:value-type="string" office:string-value="&quot;12&quot;: 3" calcext:value-type="string">
            <text:p>"12": 3</text:p>
          </table:table-cell>
          <table:table-cell table:style-name="ce13" table:formula="of:=COM.MICROSOFT.CONCAT(&quot;&quot;&quot;&quot;;[.$E$4]; &quot;&quot;&quot;: &quot;; [.W18])" office:value-type="string" office:string-value="&quot;13&quot;: 3" calcext:value-type="string">
            <text:p>"13": 3</text:p>
          </table:table-cell>
          <table:table-cell table:style-name="ce13" table:formula="of:=COM.MICROSOFT.CONCAT(&quot;&quot;&quot;&quot;;[.$F$4]; &quot;&quot;&quot;: &quot;; [.X18])" office:value-type="string" office:string-value="&quot;14&quot;: 3" calcext:value-type="string">
            <text:p>"14": 3</text:p>
          </table:table-cell>
          <table:table-cell table:style-name="ce13"/>
          <table:table-cell table:style-name="ce13" table:formula="of:=COM.MICROSOFT.CONCAT(&quot;&quot;&quot;&quot;;[.$B$4]; &quot;&quot;&quot;: &quot;; [.Z18])" office:value-type="string" office:string-value="&quot;10&quot;: 4" calcext:value-type="string">
            <text:p>"10": 4</text:p>
          </table:table-cell>
          <table:table-cell table:style-name="ce13" table:formula="of:=COM.MICROSOFT.CONCAT(&quot;&quot;&quot;&quot;;[.$C$4]; &quot;&quot;&quot;: &quot;; [.AA18])" office:value-type="string" office:string-value="&quot;11&quot;: 4" calcext:value-type="string">
            <text:p>"11": 4</text:p>
          </table:table-cell>
          <table:table-cell table:style-name="ce13" table:formula="of:=COM.MICROSOFT.CONCAT(&quot;&quot;&quot;&quot;;[.$D$4]; &quot;&quot;&quot;: &quot;; [.AB18])" office:value-type="string" office:string-value="&quot;12&quot;: 4" calcext:value-type="string">
            <text:p>"12": 4</text:p>
          </table:table-cell>
          <table:table-cell table:style-name="ce13" table:formula="of:=COM.MICROSOFT.CONCAT(&quot;&quot;&quot;&quot;;[.$E$4]; &quot;&quot;&quot;: &quot;; [.AC18])" office:value-type="string" office:string-value="&quot;13&quot;: 3" calcext:value-type="string">
            <text:p>"13": 3</text:p>
          </table:table-cell>
          <table:table-cell table:style-name="ce13" table:formula="of:=COM.MICROSOFT.CONCAT(&quot;&quot;&quot;&quot;;[.$F$4]; &quot;&quot;&quot;: &quot;; [.AD18])" office:value-type="string" office:string-value="&quot;14&quot;: 4" calcext:value-type="string">
            <text:p>"14": 4</text:p>
          </table:table-cell>
          <table:table-cell/>
          <table:table-cell table:formula="of:=COM.MICROSOFT.TEXTJOIN(&quot;, &quot;;TRUE();[.AF16:.AF20])" office:value-type="string" office:string-value="&quot;5&quot;: { &quot;0&quot;: 5, &quot;1&quot;: 2, &quot;2&quot;: 1, &quot;3&quot;: 2, &quot;4&quot;: 4, &quot;5&quot;: 1, &quot;6&quot;: 1, &quot;7&quot;: 1, &quot;8&quot;: 1, &quot;9&quot;: 2, &quot;10&quot;: 3, &quot;11&quot;: 4, &quot;12&quot;: 4, &quot;13&quot;: 2, &quot;14&quot;: 3}, &quot;6&quot;: { &quot;0&quot;: 5, &quot;1&quot;: 3, &quot;2&quot;: 1, &quot;3&quot;: 2, &quot;4&quot;: 4, &quot;5&quot;: 1, &quot;6&quot;: 1, &quot;7&quot;: 1, &quot;8&quot;: 1, &quot;9&quot;: 2, &quot;10&quot;: 3, &quot;11&quot;: 3, &quot;12&quot;: 3, &quot;13&quot;: 2, &quot;14&quot;: 4}, &quot;7&quot;: { &quot;0&quot;: 5, &quot;1&quot;: 3, &quot;2&quot;: 2, &quot;3&quot;: 3, &quot;4&quot;: 5, &quot;5&quot;: 1, &quot;6&quot;: 1, &quot;7&quot;: 1, &quot;8&quot;: 1, &quot;9&quot;: 2, &quot;10&quot;: 3, &quot;11&quot;: 3, &quot;12&quot;: 3, &quot;13&quot;: 2, &quot;14&quot;: 4}, &quot;8&quot;: { &quot;0&quot;: 5, &quot;1&quot;: 2, &quot;2&quot;: 1, &quot;3&quot;: 3, &quot;4&quot;: 4, &quot;5&quot;: 1, &quot;6&quot;: 1, &quot;7&quot;: 1, &quot;8&quot;: 1, &quot;9&quot;: 2, &quot;10&quot;: 3, &quot;11&quot;: 3, &quot;12&quot;: 3, &quot;13&quot;: 3, &quot;14&quot;: 3}, &quot;9&quot;: { &quot;0&quot;: 5, &quot;1&quot;: 3, &quot;2&quot;: 2, &quot;3&quot;: 3, &quot;4&quot;: 4, &quot;5&quot;: 2, &quot;6&quot;: 2, &quot;7&quot;: 2, &quot;8&quot;: 2, &quot;9&quot;: 2, &quot;10&quot;: 4, &quot;11&quot;: 4, &quot;12&quot;: 4, &quot;13&quot;: 3, &quot;14&quot;: 4}" calcext:value-type="string">
            <text:p>"5": { "0": 5, "1": 2, "2": 1, "3": 2, "4": 4, "5": 1, "6": 1, "7": 1, "8": 1, "9": 2, "10": 3, "11": 4, "12": 4, "13": 2, "14": 3}, "6": { "0": 5, "1": 3, "2": 1, "3": 2, "4": 4, "5": 1, "6": 1, "7": 1, "8": 1, "9": 2, "10": 3, "11": 3, "12": 3, "13": 2, "14": 4}, "7": { "0": 5, "1": 3, "2": 2, "3": 3, "4": 5, "5": 1, "6": 1, "7": 1, "8": 1, "9": 2, "10": 3, "11": 3, "12": 3, "13": 2, "14": 4}, "8": { "0": 5, "1": 2, "2": 1, "3": 3, "4": 4, "5": 1, "6": 1, "7": 1, "8": 1, "9": 2, "10": 3, "11": 3, "12": 3, "13": 3, "14": 3}, "9": { "0": 5, "1": 3, "2": 2, "3": 3, "4": 4, "5": 2, "6": 2, "7": 2, "8": 2, "9": 2, "10": 4, "11": 4, "12": 4, "13": 3, "14": 4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11" table:number-columns-repeated="29"/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12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41" office:value-type="float" office:value="5" calcext:value-type="float">
            <text:p>5</text:p>
          </table:table-cell>
          <table:table-cell table:style-name="ce45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52" office:value-type="float" office:value="5" calcext:value-type="float">
            <text:p>5</text:p>
          </table:table-cell>
          <table:table-cell table:style-name="ce37"/>
          <table:table-cell table:style-name="ce41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formula="of:=COM.MICROSOFT.CONCAT(&quot;&quot;&quot;10&quot;&quot;: { &quot;;COM.MICROSOFT.TEXTJOIN(&quot;, &quot;;TRUE();[.B28:.F30]);&quot;}&quot;)" office:value-type="string" office:string-value="&quot;10&quot;: { &quot;0&quot;: 5, &quot;1&quot;: 4, &quot;2&quot;: 3, &quot;3&quot;: 4, &quot;4&quot;: 5, &quot;5&quot;: 3, &quot;6&quot;: 1, &quot;7&quot;: 1, &quot;8&quot;: 1, &quot;9&quot;: 4, &quot;10&quot;: 3, &quot;11&quot;: 1, &quot;12&quot;: 1, &quot;13&quot;: 1, &quot;14&quot;: 4}" calcext:value-type="string">
            <text:p>"10": { "0": 5, "1": 4, "2": 3, "3": 4, "4": 5, "5": 3, "6": 1, "7": 1, "8": 1, "9": 4, "10": 3, "11": 1, "12": 1, "13": 1, "14": 4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2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1" office:value-type="float" office:value="2" calcext:value-type="float">
            <text:p>2</text:p>
          </table:table-cell>
          <table:table-cell table:style-name="ce52" office:value-type="float" office:value="5" calcext:value-type="float">
            <text:p>5</text:p>
          </table:table-cell>
          <table:table-cell table:style-name="ce37"/>
          <table:table-cell table:style-name="ce5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/>
          <table:table-cell table:style-name="ce39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/>
          <table:table-cell table:formula="of:=COM.MICROSOFT.CONCAT(&quot;&quot;&quot;11&quot;&quot;: { &quot;;COM.MICROSOFT.TEXTJOIN(&quot;, &quot;;TRUE();[.H28:.L30]);&quot;}&quot;)" office:value-type="string" office:string-value="&quot;11&quot;: { &quot;0&quot;: 5, &quot;1&quot;: 4, &quot;2&quot;: 3, &quot;3&quot;: 4, &quot;4&quot;: 5, &quot;5&quot;: 3, &quot;6&quot;: 3, &quot;7&quot;: 1, &quot;8&quot;: 1, &quot;9&quot;: 4, &quot;10&quot;: 1, &quot;11&quot;: 3, &quot;12&quot;: 1, &quot;13&quot;: 1, &quot;14&quot;: 4}" calcext:value-type="string">
            <text:p>"11": { "0": 5, "1": 4, "2": 3, "3": 4, "4": 5, "5": 3, "6": 3, "7": 1, "8": 1, "9": 4, "10": 1, "11": 3, "12": 1, "13": 1, "14": 4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7"/>
          <table:table-cell table:style-name="ce4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formula="of:=COM.MICROSOFT.CONCAT(&quot;&quot;&quot;12&quot;&quot;: { &quot;;COM.MICROSOFT.TEXTJOIN(&quot;, &quot;;TRUE();[.N28:.R30]);&quot;}&quot;)" office:value-type="string" office:string-value="&quot;12&quot;: { &quot;0&quot;: 5, &quot;1&quot;: 5, &quot;2&quot;: 3, &quot;3&quot;: 5, &quot;4&quot;: 5, &quot;5&quot;: 3, &quot;6&quot;: 2, &quot;7&quot;: 2, &quot;8&quot;: 2, &quot;9&quot;: 5, &quot;10&quot;: 1, &quot;11&quot;: 1, &quot;12&quot;: 3, &quot;13&quot;: 1, &quot;14&quot;: 4}" calcext:value-type="string">
            <text:p>"12": { "0": 5, "1": 5, "2": 3, "3": 5, "4": 5, "5": 3, "6": 2, "7": 2, "8": 2, "9": 5, "10": 1, "11": 1, "12": 3, "13": 1, "14": 4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4" table:number-columns-repeated="6"/>
          <table:table-cell/>
          <table:table-cell table:style-name="ce4" table:number-columns-repeated="22"/>
          <table:table-cell/>
          <table:table-cell table:formula="of:=COM.MICROSOFT.CONCAT(&quot;&quot;&quot;13&quot;&quot;: { &quot;;COM.MICROSOFT.TEXTJOIN(&quot;, &quot;;TRUE();[.T28:.X30]);&quot;}&quot;)" office:value-type="string" office:string-value="&quot;13&quot;: { &quot;0&quot;: 5, &quot;1&quot;: 4, &quot;2&quot;: 3, &quot;3&quot;: 4, &quot;4&quot;: 5, &quot;5&quot;: 2, &quot;6&quot;: 1, &quot;7&quot;: 1, &quot;8&quot;: 3, &quot;9&quot;: 4, &quot;10&quot;: 1, &quot;11&quot;: 1, &quot;12&quot;: 1, &quot;13&quot;: 2, &quot;14&quot;: 3}" calcext:value-type="string">
            <text:p>"13": { "0": 5, "1": 4, "2": 3, "3": 4, "4": 5, "5": 2, "6": 1, "7": 1, "8": 3, "9": 4, "10": 1, "11": 1, "12": 1, "13": 2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14" table:formula="of:=COM.MICROSOFT.CONCAT(&quot;&quot;&quot;&quot;;[.$B$2]; &quot;&quot;&quot;: &quot;; [.B24])" office:value-type="string" office:string-value="&quot;0&quot;: 5" calcext:value-type="string">
            <text:p>"0": 5</text:p>
          </table:table-cell>
          <table:table-cell table:style-name="ce14" table:formula="of:=COM.MICROSOFT.CONCAT(&quot;&quot;&quot;&quot;;[.$C$2]; &quot;&quot;&quot;: &quot;; [.C24])" office:value-type="string" office:string-value="&quot;1&quot;: 4" calcext:value-type="string">
            <text:p>"1": 4</text:p>
          </table:table-cell>
          <table:table-cell table:style-name="ce14" table:formula="of:=COM.MICROSOFT.CONCAT(&quot;&quot;&quot;&quot;;[.$D$2]; &quot;&quot;&quot;: &quot;; [.D24])" office:value-type="string" office:string-value="&quot;2&quot;: 3" calcext:value-type="string">
            <text:p>"2": 3</text:p>
          </table:table-cell>
          <table:table-cell table:style-name="ce14" table:formula="of:=COM.MICROSOFT.CONCAT(&quot;&quot;&quot;&quot;;[.$E$2]; &quot;&quot;&quot;: &quot;; [.E24])" office:value-type="string" office:string-value="&quot;3&quot;: 4" calcext:value-type="string">
            <text:p>"3": 4</text:p>
          </table:table-cell>
          <table:table-cell table:style-name="ce14" table:formula="of:=COM.MICROSOFT.CONCAT(&quot;&quot;&quot;&quot;;[.$F$2]; &quot;&quot;&quot;: &quot;; [.F24])" office:value-type="string" office:string-value="&quot;4&quot;: 5" calcext:value-type="string">
            <text:p>"4": 5</text:p>
          </table:table-cell>
          <table:table-cell table:style-name="ce14"/>
          <table:table-cell table:style-name="ce14" table:formula="of:=COM.MICROSOFT.CONCAT(&quot;&quot;&quot;&quot;;[.$B$2]; &quot;&quot;&quot;: &quot;; [.H24])" office:value-type="string" office:string-value="&quot;0&quot;: 5" calcext:value-type="string">
            <text:p>"0": 5</text:p>
          </table:table-cell>
          <table:table-cell table:style-name="ce14" table:formula="of:=COM.MICROSOFT.CONCAT(&quot;&quot;&quot;&quot;;[.$C$2]; &quot;&quot;&quot;: &quot;; [.I24])" office:value-type="string" office:string-value="&quot;1&quot;: 4" calcext:value-type="string">
            <text:p>"1": 4</text:p>
          </table:table-cell>
          <table:table-cell table:style-name="ce14" table:formula="of:=COM.MICROSOFT.CONCAT(&quot;&quot;&quot;&quot;;[.$D$2]; &quot;&quot;&quot;: &quot;; [.J24])" office:value-type="string" office:string-value="&quot;2&quot;: 3" calcext:value-type="string">
            <text:p>"2": 3</text:p>
          </table:table-cell>
          <table:table-cell table:style-name="ce14" table:formula="of:=COM.MICROSOFT.CONCAT(&quot;&quot;&quot;&quot;;[.$E$2]; &quot;&quot;&quot;: &quot;; [.K24])" office:value-type="string" office:string-value="&quot;3&quot;: 4" calcext:value-type="string">
            <text:p>"3": 4</text:p>
          </table:table-cell>
          <table:table-cell table:style-name="ce14" table:formula="of:=COM.MICROSOFT.CONCAT(&quot;&quot;&quot;&quot;;[.$F$2]; &quot;&quot;&quot;: &quot;; [.L24])" office:value-type="string" office:string-value="&quot;4&quot;: 5" calcext:value-type="string">
            <text:p>"4": 5</text:p>
          </table:table-cell>
          <table:table-cell table:style-name="ce14"/>
          <table:table-cell table:style-name="ce14" table:formula="of:=COM.MICROSOFT.CONCAT(&quot;&quot;&quot;&quot;;[.$B$2]; &quot;&quot;&quot;: &quot;; [.N24])" office:value-type="string" office:string-value="&quot;0&quot;: 5" calcext:value-type="string">
            <text:p>"0": 5</text:p>
          </table:table-cell>
          <table:table-cell table:style-name="ce14" table:formula="of:=COM.MICROSOFT.CONCAT(&quot;&quot;&quot;&quot;;[.$C$2]; &quot;&quot;&quot;: &quot;; [.O24])" office:value-type="string" office:string-value="&quot;1&quot;: 5" calcext:value-type="string">
            <text:p>"1": 5</text:p>
          </table:table-cell>
          <table:table-cell table:style-name="ce14" table:formula="of:=COM.MICROSOFT.CONCAT(&quot;&quot;&quot;&quot;;[.$D$2]; &quot;&quot;&quot;: &quot;; [.P24])" office:value-type="string" office:string-value="&quot;2&quot;: 3" calcext:value-type="string">
            <text:p>"2": 3</text:p>
          </table:table-cell>
          <table:table-cell table:style-name="ce14" table:formula="of:=COM.MICROSOFT.CONCAT(&quot;&quot;&quot;&quot;;[.$E$2]; &quot;&quot;&quot;: &quot;; [.Q24])" office:value-type="string" office:string-value="&quot;3&quot;: 5" calcext:value-type="string">
            <text:p>"3": 5</text:p>
          </table:table-cell>
          <table:table-cell table:style-name="ce14" table:formula="of:=COM.MICROSOFT.CONCAT(&quot;&quot;&quot;&quot;;[.$F$2]; &quot;&quot;&quot;: &quot;; [.R24])" office:value-type="string" office:string-value="&quot;4&quot;: 5" calcext:value-type="string">
            <text:p>"4": 5</text:p>
          </table:table-cell>
          <table:table-cell table:style-name="ce14"/>
          <table:table-cell table:style-name="ce14" table:formula="of:=COM.MICROSOFT.CONCAT(&quot;&quot;&quot;&quot;;[.$B$2]; &quot;&quot;&quot;: &quot;; [.T24])" office:value-type="string" office:string-value="&quot;0&quot;: 5" calcext:value-type="string">
            <text:p>"0": 5</text:p>
          </table:table-cell>
          <table:table-cell table:style-name="ce14" table:formula="of:=COM.MICROSOFT.CONCAT(&quot;&quot;&quot;&quot;;[.$C$2]; &quot;&quot;&quot;: &quot;; [.U24])" office:value-type="string" office:string-value="&quot;1&quot;: 4" calcext:value-type="string">
            <text:p>"1": 4</text:p>
          </table:table-cell>
          <table:table-cell table:style-name="ce14" table:formula="of:=COM.MICROSOFT.CONCAT(&quot;&quot;&quot;&quot;;[.$D$2]; &quot;&quot;&quot;: &quot;; [.V24])" office:value-type="string" office:string-value="&quot;2&quot;: 3" calcext:value-type="string">
            <text:p>"2": 3</text:p>
          </table:table-cell>
          <table:table-cell table:style-name="ce14" table:formula="of:=COM.MICROSOFT.CONCAT(&quot;&quot;&quot;&quot;;[.$E$2]; &quot;&quot;&quot;: &quot;; [.W24])" office:value-type="string" office:string-value="&quot;3&quot;: 4" calcext:value-type="string">
            <text:p>"3": 4</text:p>
          </table:table-cell>
          <table:table-cell table:style-name="ce14" table:formula="of:=COM.MICROSOFT.CONCAT(&quot;&quot;&quot;&quot;;[.$F$2]; &quot;&quot;&quot;: &quot;; [.X24])" office:value-type="string" office:string-value="&quot;4&quot;: 5" calcext:value-type="string">
            <text:p>"4": 5</text:p>
          </table:table-cell>
          <table:table-cell table:style-name="ce14"/>
          <table:table-cell table:style-name="ce14" table:formula="of:=COM.MICROSOFT.CONCAT(&quot;&quot;&quot;&quot;;[.$B$2]; &quot;&quot;&quot;: &quot;; [.Z24])" office:value-type="string" office:string-value="&quot;0&quot;: 5" calcext:value-type="string">
            <text:p>"0": 5</text:p>
          </table:table-cell>
          <table:table-cell table:style-name="ce14" table:formula="of:=COM.MICROSOFT.CONCAT(&quot;&quot;&quot;&quot;;[.$C$2]; &quot;&quot;&quot;: &quot;; [.AA24])" office:value-type="string" office:string-value="&quot;1&quot;: 5" calcext:value-type="string">
            <text:p>"1": 5</text:p>
          </table:table-cell>
          <table:table-cell table:style-name="ce14" table:formula="of:=COM.MICROSOFT.CONCAT(&quot;&quot;&quot;&quot;;[.$D$2]; &quot;&quot;&quot;: &quot;; [.AB24])" office:value-type="string" office:string-value="&quot;2&quot;: 4" calcext:value-type="string">
            <text:p>"2": 4</text:p>
          </table:table-cell>
          <table:table-cell table:style-name="ce14" table:formula="of:=COM.MICROSOFT.CONCAT(&quot;&quot;&quot;&quot;;[.$E$2]; &quot;&quot;&quot;: &quot;; [.AC24])" office:value-type="string" office:string-value="&quot;3&quot;: 5" calcext:value-type="string">
            <text:p>"3": 5</text:p>
          </table:table-cell>
          <table:table-cell table:style-name="ce14" table:formula="of:=COM.MICROSOFT.CONCAT(&quot;&quot;&quot;&quot;;[.$F$2]; &quot;&quot;&quot;: &quot;; [.AD24])" office:value-type="string" office:string-value="&quot;4&quot;: 5" calcext:value-type="string">
            <text:p>"4": 5</text:p>
          </table:table-cell>
          <table:table-cell/>
          <table:table-cell table:formula="of:=COM.MICROSOFT.CONCAT(&quot;&quot;&quot;14&quot;&quot;: { &quot;;COM.MICROSOFT.TEXTJOIN(&quot;, &quot;;TRUE();[.Z28:.AD30]);&quot;}&quot;)" office:value-type="string" office:string-value="&quot;14&quot;: { &quot;0&quot;: 5, &quot;1&quot;: 5, &quot;2&quot;: 4, &quot;3&quot;: 5, &quot;4&quot;: 5, &quot;5&quot;: 2, &quot;6&quot;: 2, &quot;7&quot;: 2, &quot;8&quot;: 3, &quot;9&quot;: 4, &quot;10&quot;: 2, &quot;11&quot;: 2, &quot;12&quot;: 2, &quot;13&quot;: 3, &quot;14&quot;: 3}" calcext:value-type="string">
            <text:p>"14": { "0": 5, "1": 5, "2": 4, "3": 5, "4": 5, "5": 2, "6": 2, "7": 2, "8": 3, "9": 4, "10": 2, "11": 2, "12": 2, "13": 3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14" table:formula="of:=COM.MICROSOFT.CONCAT(&quot;&quot;&quot;&quot;;[.$B$3]; &quot;&quot;&quot;: &quot;; [.B25])" office:value-type="string" office:string-value="&quot;5&quot;: 3" calcext:value-type="string">
            <text:p>"5": 3</text:p>
          </table:table-cell>
          <table:table-cell table:style-name="ce14" table:formula="of:=COM.MICROSOFT.CONCAT(&quot;&quot;&quot;&quot;;[.$C$3]; &quot;&quot;&quot;: &quot;; [.C25])" office:value-type="string" office:string-value="&quot;6&quot;: 1" calcext:value-type="string">
            <text:p>"6": 1</text:p>
          </table:table-cell>
          <table:table-cell table:style-name="ce14" table:formula="of:=COM.MICROSOFT.CONCAT(&quot;&quot;&quot;&quot;;[.$D$3]; &quot;&quot;&quot;: &quot;; [.D25])" office:value-type="string" office:string-value="&quot;7&quot;: 1" calcext:value-type="string">
            <text:p>"7": 1</text:p>
          </table:table-cell>
          <table:table-cell table:style-name="ce14" table:formula="of:=COM.MICROSOFT.CONCAT(&quot;&quot;&quot;&quot;;[.$E$3]; &quot;&quot;&quot;: &quot;; [.E25])" office:value-type="string" office:string-value="&quot;8&quot;: 1" calcext:value-type="string">
            <text:p>"8": 1</text:p>
          </table:table-cell>
          <table:table-cell table:style-name="ce14" table:formula="of:=COM.MICROSOFT.CONCAT(&quot;&quot;&quot;&quot;;[.$F$3]; &quot;&quot;&quot;: &quot;; [.F25])" office:value-type="string" office:string-value="&quot;9&quot;: 4" calcext:value-type="string">
            <text:p>"9": 4</text:p>
          </table:table-cell>
          <table:table-cell table:style-name="ce14"/>
          <table:table-cell table:style-name="ce14" table:formula="of:=COM.MICROSOFT.CONCAT(&quot;&quot;&quot;&quot;;[.$B$3]; &quot;&quot;&quot;: &quot;; [.H25])" office:value-type="string" office:string-value="&quot;5&quot;: 3" calcext:value-type="string">
            <text:p>"5": 3</text:p>
          </table:table-cell>
          <table:table-cell table:style-name="ce14" table:formula="of:=COM.MICROSOFT.CONCAT(&quot;&quot;&quot;&quot;;[.$C$3]; &quot;&quot;&quot;: &quot;; [.I25])" office:value-type="string" office:string-value="&quot;6&quot;: 3" calcext:value-type="string">
            <text:p>"6": 3</text:p>
          </table:table-cell>
          <table:table-cell table:style-name="ce14" table:formula="of:=COM.MICROSOFT.CONCAT(&quot;&quot;&quot;&quot;;[.$D$3]; &quot;&quot;&quot;: &quot;; [.J25])" office:value-type="string" office:string-value="&quot;7&quot;: 1" calcext:value-type="string">
            <text:p>"7": 1</text:p>
          </table:table-cell>
          <table:table-cell table:style-name="ce14" table:formula="of:=COM.MICROSOFT.CONCAT(&quot;&quot;&quot;&quot;;[.$E$3]; &quot;&quot;&quot;: &quot;; [.K25])" office:value-type="string" office:string-value="&quot;8&quot;: 1" calcext:value-type="string">
            <text:p>"8": 1</text:p>
          </table:table-cell>
          <table:table-cell table:style-name="ce14" table:formula="of:=COM.MICROSOFT.CONCAT(&quot;&quot;&quot;&quot;;[.$F$3]; &quot;&quot;&quot;: &quot;; [.L25])" office:value-type="string" office:string-value="&quot;9&quot;: 4" calcext:value-type="string">
            <text:p>"9": 4</text:p>
          </table:table-cell>
          <table:table-cell table:style-name="ce14"/>
          <table:table-cell table:style-name="ce14" table:formula="of:=COM.MICROSOFT.CONCAT(&quot;&quot;&quot;&quot;;[.$B$3]; &quot;&quot;&quot;: &quot;; [.N25])" office:value-type="string" office:string-value="&quot;5&quot;: 3" calcext:value-type="string">
            <text:p>"5": 3</text:p>
          </table:table-cell>
          <table:table-cell table:style-name="ce14" table:formula="of:=COM.MICROSOFT.CONCAT(&quot;&quot;&quot;&quot;;[.$C$3]; &quot;&quot;&quot;: &quot;; [.O25])" office:value-type="string" office:string-value="&quot;6&quot;: 2" calcext:value-type="string">
            <text:p>"6": 2</text:p>
          </table:table-cell>
          <table:table-cell table:style-name="ce14" table:formula="of:=COM.MICROSOFT.CONCAT(&quot;&quot;&quot;&quot;;[.$D$3]; &quot;&quot;&quot;: &quot;; [.P25])" office:value-type="string" office:string-value="&quot;7&quot;: 2" calcext:value-type="string">
            <text:p>"7": 2</text:p>
          </table:table-cell>
          <table:table-cell table:style-name="ce14" table:formula="of:=COM.MICROSOFT.CONCAT(&quot;&quot;&quot;&quot;;[.$E$3]; &quot;&quot;&quot;: &quot;; [.Q25])" office:value-type="string" office:string-value="&quot;8&quot;: 2" calcext:value-type="string">
            <text:p>"8": 2</text:p>
          </table:table-cell>
          <table:table-cell table:style-name="ce14" table:formula="of:=COM.MICROSOFT.CONCAT(&quot;&quot;&quot;&quot;;[.$F$3]; &quot;&quot;&quot;: &quot;; [.R25])" office:value-type="string" office:string-value="&quot;9&quot;: 5" calcext:value-type="string">
            <text:p>"9": 5</text:p>
          </table:table-cell>
          <table:table-cell table:style-name="ce14"/>
          <table:table-cell table:style-name="ce14" table:formula="of:=COM.MICROSOFT.CONCAT(&quot;&quot;&quot;&quot;;[.$B$3]; &quot;&quot;&quot;: &quot;; [.T25])" office:value-type="string" office:string-value="&quot;5&quot;: 2" calcext:value-type="string">
            <text:p>"5": 2</text:p>
          </table:table-cell>
          <table:table-cell table:style-name="ce14" table:formula="of:=COM.MICROSOFT.CONCAT(&quot;&quot;&quot;&quot;;[.$C$3]; &quot;&quot;&quot;: &quot;; [.U25])" office:value-type="string" office:string-value="&quot;6&quot;: 1" calcext:value-type="string">
            <text:p>"6": 1</text:p>
          </table:table-cell>
          <table:table-cell table:style-name="ce14" table:formula="of:=COM.MICROSOFT.CONCAT(&quot;&quot;&quot;&quot;;[.$D$3]; &quot;&quot;&quot;: &quot;; [.V25])" office:value-type="string" office:string-value="&quot;7&quot;: 1" calcext:value-type="string">
            <text:p>"7": 1</text:p>
          </table:table-cell>
          <table:table-cell table:style-name="ce14" table:formula="of:=COM.MICROSOFT.CONCAT(&quot;&quot;&quot;&quot;;[.$E$3]; &quot;&quot;&quot;: &quot;; [.W25])" office:value-type="string" office:string-value="&quot;8&quot;: 3" calcext:value-type="string">
            <text:p>"8": 3</text:p>
          </table:table-cell>
          <table:table-cell table:style-name="ce14" table:formula="of:=COM.MICROSOFT.CONCAT(&quot;&quot;&quot;&quot;;[.$F$3]; &quot;&quot;&quot;: &quot;; [.X25])" office:value-type="string" office:string-value="&quot;9&quot;: 4" calcext:value-type="string">
            <text:p>"9": 4</text:p>
          </table:table-cell>
          <table:table-cell table:style-name="ce14"/>
          <table:table-cell table:style-name="ce14" table:formula="of:=COM.MICROSOFT.CONCAT(&quot;&quot;&quot;&quot;;[.$B$3]; &quot;&quot;&quot;: &quot;; [.Z25])" office:value-type="string" office:string-value="&quot;5&quot;: 2" calcext:value-type="string">
            <text:p>"5": 2</text:p>
          </table:table-cell>
          <table:table-cell table:style-name="ce14" table:formula="of:=COM.MICROSOFT.CONCAT(&quot;&quot;&quot;&quot;;[.$C$3]; &quot;&quot;&quot;: &quot;; [.AA25])" office:value-type="string" office:string-value="&quot;6&quot;: 2" calcext:value-type="string">
            <text:p>"6": 2</text:p>
          </table:table-cell>
          <table:table-cell table:style-name="ce14" table:formula="of:=COM.MICROSOFT.CONCAT(&quot;&quot;&quot;&quot;;[.$D$3]; &quot;&quot;&quot;: &quot;; [.AB25])" office:value-type="string" office:string-value="&quot;7&quot;: 2" calcext:value-type="string">
            <text:p>"7": 2</text:p>
          </table:table-cell>
          <table:table-cell table:style-name="ce14" table:formula="of:=COM.MICROSOFT.CONCAT(&quot;&quot;&quot;&quot;;[.$E$3]; &quot;&quot;&quot;: &quot;; [.AC25])" office:value-type="string" office:string-value="&quot;8&quot;: 3" calcext:value-type="string">
            <text:p>"8": 3</text:p>
          </table:table-cell>
          <table:table-cell table:style-name="ce14" table:formula="of:=COM.MICROSOFT.CONCAT(&quot;&quot;&quot;&quot;;[.$F$3]; &quot;&quot;&quot;: &quot;; [.AD25])" office:value-type="string" office:string-value="&quot;9&quot;: 4" calcext:value-type="string">
            <text:p>"9": 4</text:p>
          </table:table-cell>
          <table:table-cell table:number-columns-repeated="22"/>
          <table:table-cell table:style-name="Default" table:number-columns-repeated="16332"/>
        </table:table-row>
        <table:table-row table:style-name="ro1">
          <table:table-cell/>
          <table:table-cell table:style-name="ce14" table:formula="of:=COM.MICROSOFT.CONCAT(&quot;&quot;&quot;&quot;;[.$B$4]; &quot;&quot;&quot;: &quot;; [.B26])" office:value-type="string" office:string-value="&quot;10&quot;: 3" calcext:value-type="string">
            <text:p>"10": 3</text:p>
          </table:table-cell>
          <table:table-cell table:style-name="ce14" table:formula="of:=COM.MICROSOFT.CONCAT(&quot;&quot;&quot;&quot;;[.$C$4]; &quot;&quot;&quot;: &quot;; [.C26])" office:value-type="string" office:string-value="&quot;11&quot;: 1" calcext:value-type="string">
            <text:p>"11": 1</text:p>
          </table:table-cell>
          <table:table-cell table:style-name="ce14" table:formula="of:=COM.MICROSOFT.CONCAT(&quot;&quot;&quot;&quot;;[.$D$4]; &quot;&quot;&quot;: &quot;; [.D26])" office:value-type="string" office:string-value="&quot;12&quot;: 1" calcext:value-type="string">
            <text:p>"12": 1</text:p>
          </table:table-cell>
          <table:table-cell table:style-name="ce14" table:formula="of:=COM.MICROSOFT.CONCAT(&quot;&quot;&quot;&quot;;[.$E$4]; &quot;&quot;&quot;: &quot;; [.E26])" office:value-type="string" office:string-value="&quot;13&quot;: 1" calcext:value-type="string">
            <text:p>"13": 1</text:p>
          </table:table-cell>
          <table:table-cell table:style-name="ce14" table:formula="of:=COM.MICROSOFT.CONCAT(&quot;&quot;&quot;&quot;;[.$F$4]; &quot;&quot;&quot;: &quot;; [.F26])" office:value-type="string" office:string-value="&quot;14&quot;: 4" calcext:value-type="string">
            <text:p>"14": 4</text:p>
          </table:table-cell>
          <table:table-cell table:style-name="ce14"/>
          <table:table-cell table:style-name="ce14" table:formula="of:=COM.MICROSOFT.CONCAT(&quot;&quot;&quot;&quot;;[.$B$4]; &quot;&quot;&quot;: &quot;; [.H26])" office:value-type="string" office:string-value="&quot;10&quot;: 1" calcext:value-type="string">
            <text:p>"10": 1</text:p>
          </table:table-cell>
          <table:table-cell table:style-name="ce14" table:formula="of:=COM.MICROSOFT.CONCAT(&quot;&quot;&quot;&quot;;[.$C$4]; &quot;&quot;&quot;: &quot;; [.I26])" office:value-type="string" office:string-value="&quot;11&quot;: 3" calcext:value-type="string">
            <text:p>"11": 3</text:p>
          </table:table-cell>
          <table:table-cell table:style-name="ce14" table:formula="of:=COM.MICROSOFT.CONCAT(&quot;&quot;&quot;&quot;;[.$D$4]; &quot;&quot;&quot;: &quot;; [.J26])" office:value-type="string" office:string-value="&quot;12&quot;: 1" calcext:value-type="string">
            <text:p>"12": 1</text:p>
          </table:table-cell>
          <table:table-cell table:style-name="ce14" table:formula="of:=COM.MICROSOFT.CONCAT(&quot;&quot;&quot;&quot;;[.$E$4]; &quot;&quot;&quot;: &quot;; [.K26])" office:value-type="string" office:string-value="&quot;13&quot;: 1" calcext:value-type="string">
            <text:p>"13": 1</text:p>
          </table:table-cell>
          <table:table-cell table:style-name="ce14" table:formula="of:=COM.MICROSOFT.CONCAT(&quot;&quot;&quot;&quot;;[.$F$4]; &quot;&quot;&quot;: &quot;; [.L26])" office:value-type="string" office:string-value="&quot;14&quot;: 4" calcext:value-type="string">
            <text:p>"14": 4</text:p>
          </table:table-cell>
          <table:table-cell table:style-name="ce14"/>
          <table:table-cell table:style-name="ce14" table:formula="of:=COM.MICROSOFT.CONCAT(&quot;&quot;&quot;&quot;;[.$B$4]; &quot;&quot;&quot;: &quot;; [.N26])" office:value-type="string" office:string-value="&quot;10&quot;: 1" calcext:value-type="string">
            <text:p>"10": 1</text:p>
          </table:table-cell>
          <table:table-cell table:style-name="ce14" table:formula="of:=COM.MICROSOFT.CONCAT(&quot;&quot;&quot;&quot;;[.$C$4]; &quot;&quot;&quot;: &quot;; [.O26])" office:value-type="string" office:string-value="&quot;11&quot;: 1" calcext:value-type="string">
            <text:p>"11": 1</text:p>
          </table:table-cell>
          <table:table-cell table:style-name="ce14" table:formula="of:=COM.MICROSOFT.CONCAT(&quot;&quot;&quot;&quot;;[.$D$4]; &quot;&quot;&quot;: &quot;; [.P26])" office:value-type="string" office:string-value="&quot;12&quot;: 3" calcext:value-type="string">
            <text:p>"12": 3</text:p>
          </table:table-cell>
          <table:table-cell table:style-name="ce14" table:formula="of:=COM.MICROSOFT.CONCAT(&quot;&quot;&quot;&quot;;[.$E$4]; &quot;&quot;&quot;: &quot;; [.Q26])" office:value-type="string" office:string-value="&quot;13&quot;: 1" calcext:value-type="string">
            <text:p>"13": 1</text:p>
          </table:table-cell>
          <table:table-cell table:style-name="ce14" table:formula="of:=COM.MICROSOFT.CONCAT(&quot;&quot;&quot;&quot;;[.$F$4]; &quot;&quot;&quot;: &quot;; [.R26])" office:value-type="string" office:string-value="&quot;14&quot;: 4" calcext:value-type="string">
            <text:p>"14": 4</text:p>
          </table:table-cell>
          <table:table-cell table:style-name="ce14"/>
          <table:table-cell table:style-name="ce14" table:formula="of:=COM.MICROSOFT.CONCAT(&quot;&quot;&quot;&quot;;[.$B$4]; &quot;&quot;&quot;: &quot;; [.T26])" office:value-type="string" office:string-value="&quot;10&quot;: 1" calcext:value-type="string">
            <text:p>"10": 1</text:p>
          </table:table-cell>
          <table:table-cell table:style-name="ce14" table:formula="of:=COM.MICROSOFT.CONCAT(&quot;&quot;&quot;&quot;;[.$C$4]; &quot;&quot;&quot;: &quot;; [.U26])" office:value-type="string" office:string-value="&quot;11&quot;: 1" calcext:value-type="string">
            <text:p>"11": 1</text:p>
          </table:table-cell>
          <table:table-cell table:style-name="ce14" table:formula="of:=COM.MICROSOFT.CONCAT(&quot;&quot;&quot;&quot;;[.$D$4]; &quot;&quot;&quot;: &quot;; [.V26])" office:value-type="string" office:string-value="&quot;12&quot;: 1" calcext:value-type="string">
            <text:p>"12": 1</text:p>
          </table:table-cell>
          <table:table-cell table:style-name="ce14" table:formula="of:=COM.MICROSOFT.CONCAT(&quot;&quot;&quot;&quot;;[.$E$4]; &quot;&quot;&quot;: &quot;; [.W26])" office:value-type="string" office:string-value="&quot;13&quot;: 2" calcext:value-type="string">
            <text:p>"13": 2</text:p>
          </table:table-cell>
          <table:table-cell table:style-name="ce14" table:formula="of:=COM.MICROSOFT.CONCAT(&quot;&quot;&quot;&quot;;[.$F$4]; &quot;&quot;&quot;: &quot;; [.X26])" office:value-type="string" office:string-value="&quot;14&quot;: 3" calcext:value-type="string">
            <text:p>"14": 3</text:p>
          </table:table-cell>
          <table:table-cell table:style-name="ce14"/>
          <table:table-cell table:style-name="ce14" table:formula="of:=COM.MICROSOFT.CONCAT(&quot;&quot;&quot;&quot;;[.$B$4]; &quot;&quot;&quot;: &quot;; [.Z26])" office:value-type="string" office:string-value="&quot;10&quot;: 2" calcext:value-type="string">
            <text:p>"10": 2</text:p>
          </table:table-cell>
          <table:table-cell table:style-name="ce14" table:formula="of:=COM.MICROSOFT.CONCAT(&quot;&quot;&quot;&quot;;[.$C$4]; &quot;&quot;&quot;: &quot;; [.AA26])" office:value-type="string" office:string-value="&quot;11&quot;: 2" calcext:value-type="string">
            <text:p>"11": 2</text:p>
          </table:table-cell>
          <table:table-cell table:style-name="ce14" table:formula="of:=COM.MICROSOFT.CONCAT(&quot;&quot;&quot;&quot;;[.$D$4]; &quot;&quot;&quot;: &quot;; [.AB26])" office:value-type="string" office:string-value="&quot;12&quot;: 2" calcext:value-type="string">
            <text:p>"12": 2</text:p>
          </table:table-cell>
          <table:table-cell table:style-name="ce14" table:formula="of:=COM.MICROSOFT.CONCAT(&quot;&quot;&quot;&quot;;[.$E$4]; &quot;&quot;&quot;: &quot;; [.AC26])" office:value-type="string" office:string-value="&quot;13&quot;: 3" calcext:value-type="string">
            <text:p>"13": 3</text:p>
          </table:table-cell>
          <table:table-cell table:style-name="ce14" table:formula="of:=COM.MICROSOFT.CONCAT(&quot;&quot;&quot;&quot;;[.$F$4]; &quot;&quot;&quot;: &quot;; [.AD26])" office:value-type="string" office:string-value="&quot;14&quot;: 3" calcext:value-type="string">
            <text:p>"14": 3</text:p>
          </table:table-cell>
          <table:table-cell/>
          <table:table-cell table:formula="of:=COM.MICROSOFT.TEXTJOIN(&quot;, &quot;;TRUE();[.AF24:.AF28])" office:value-type="string" office:string-value="&quot;10&quot;: { &quot;0&quot;: 5, &quot;1&quot;: 4, &quot;2&quot;: 3, &quot;3&quot;: 4, &quot;4&quot;: 5, &quot;5&quot;: 3, &quot;6&quot;: 1, &quot;7&quot;: 1, &quot;8&quot;: 1, &quot;9&quot;: 4, &quot;10&quot;: 3, &quot;11&quot;: 1, &quot;12&quot;: 1, &quot;13&quot;: 1, &quot;14&quot;: 4}, &quot;11&quot;: { &quot;0&quot;: 5, &quot;1&quot;: 4, &quot;2&quot;: 3, &quot;3&quot;: 4, &quot;4&quot;: 5, &quot;5&quot;: 3, &quot;6&quot;: 3, &quot;7&quot;: 1, &quot;8&quot;: 1, &quot;9&quot;: 4, &quot;10&quot;: 1, &quot;11&quot;: 3, &quot;12&quot;: 1, &quot;13&quot;: 1, &quot;14&quot;: 4}, &quot;12&quot;: { &quot;0&quot;: 5, &quot;1&quot;: 5, &quot;2&quot;: 3, &quot;3&quot;: 5, &quot;4&quot;: 5, &quot;5&quot;: 3, &quot;6&quot;: 2, &quot;7&quot;: 2, &quot;8&quot;: 2, &quot;9&quot;: 5, &quot;10&quot;: 1, &quot;11&quot;: 1, &quot;12&quot;: 3, &quot;13&quot;: 1, &quot;14&quot;: 4}, &quot;13&quot;: { &quot;0&quot;: 5, &quot;1&quot;: 4, &quot;2&quot;: 3, &quot;3&quot;: 4, &quot;4&quot;: 5, &quot;5&quot;: 2, &quot;6&quot;: 1, &quot;7&quot;: 1, &quot;8&quot;: 3, &quot;9&quot;: 4, &quot;10&quot;: 1, &quot;11&quot;: 1, &quot;12&quot;: 1, &quot;13&quot;: 2, &quot;14&quot;: 3}, &quot;14&quot;: { &quot;0&quot;: 5, &quot;1&quot;: 5, &quot;2&quot;: 4, &quot;3&quot;: 5, &quot;4&quot;: 5, &quot;5&quot;: 2, &quot;6&quot;: 2, &quot;7&quot;: 2, &quot;8&quot;: 3, &quot;9&quot;: 4, &quot;10&quot;: 2, &quot;11&quot;: 2, &quot;12&quot;: 2, &quot;13&quot;: 3, &quot;14&quot;: 3}" calcext:value-type="string">
            <text:p>"10": { "0": 5, "1": 4, "2": 3, "3": 4, "4": 5, "5": 3, "6": 1, "7": 1, "8": 1, "9": 4, "10": 3, "11": 1, "12": 1, "13": 1, "14": 4}, "11": { "0": 5, "1": 4, "2": 3, "3": 4, "4": 5, "5": 3, "6": 3, "7": 1, "8": 1, "9": 4, "10": 1, "11": 3, "12": 1, "13": 1, "14": 4}, "12": { "0": 5, "1": 5, "2": 3, "3": 5, "4": 5, "5": 3, "6": 2, "7": 2, "8": 2, "9": 5, "10": 1, "11": 1, "12": 3, "13": 1, "14": 4}, "13": { "0": 5, "1": 4, "2": 3, "3": 4, "4": 5, "5": 2, "6": 1, "7": 1, "8": 3, "9": 4, "10": 1, "11": 1, "12": 1, "13": 2, "14": 3}, "14": { "0": 5, "1": 5, "2": 4, "3": 5, "4": 5, "5": 2, "6": 2, "7": 2, "8": 3, "9": 4, "10": 2, "11": 2, "12": 2, "13": 3, "14": 3}</text:p>
          </table:table-cell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  <table:table-row table:style-name="ro1">
          <table:table-cell/>
          <table:table-cell table:style-name="ce5" table:formula="of:=COM.MICROSOFT.CONCAT(&quot;{&quot;; COM.MICROSOFT.TEXTJOIN(&quot;, &quot;;TRUE();[.AF14]; [.AF22]; [.AF30]);&quot;}&quot;)" office:value-type="string" office:string-value="{&quot;0&quot;: { &quot;0&quot;: 5, &quot;1&quot;: 1, &quot;2&quot;: 1, &quot;3&quot;: 1, &quot;4&quot;: 3, &quot;5&quot;: 3, &quot;6&quot;: 3, &quot;7&quot;: 2, &quot;8&quot;: 1, &quot;9&quot;: 3, &quot;10&quot;: 4, &quot;11&quot;: 5, &quot;12&quot;: 5, &quot;13&quot;: 4, &quot;14&quot;: 5}, &quot;1&quot;: { &quot;0&quot;: 4, &quot;1&quot;: 3, &quot;2&quot;: 1, &quot;3&quot;: 1, &quot;4&quot;: 3, &quot;5&quot;: 1, &quot;6&quot;: 3, &quot;7&quot;: 2, &quot;8&quot;: 1, &quot;9&quot;: 3, &quot;10&quot;: 4, &quot;11&quot;: 4, &quot;12&quot;: 5, &quot;13&quot;: 4, &quot;14&quot;: 5}, &quot;2&quot;: { &quot;0&quot;: 4, &quot;1&quot;: 1, &quot;2&quot;: 1, &quot;3&quot;: 1, &quot;4&quot;: 3, &quot;5&quot;: 1, &quot;6&quot;: 2, &quot;7&quot;: 3, &quot;8&quot;: 1, &quot;9&quot;: 4, &quot;10&quot;: 4, &quot;11&quot;: 4, &quot;12&quot;: 4, &quot;13&quot;: 4, &quot;14&quot;: 5}, &quot;3&quot;: { &quot;0&quot;: 4, &quot;1&quot;: 1, &quot;2&quot;: 1, &quot;3&quot;: 2, &quot;4&quot;: 3, &quot;5&quot;: 1, &quot;6&quot;: 2, &quot;7&quot;: 2, &quot;8&quot;: 3, &quot;9&quot;: 4, &quot;10&quot;: 4, &quot;11&quot;: 4, &quot;12&quot;: 5, &quot;13&quot;: 4, &quot;14&quot;: 5}, &quot;4&quot;: { &quot;0&quot;: 4, &quot;1&quot;: 2, &quot;2&quot;: 1, &quot;3&quot;: 3, &quot;4&quot;: 4, &quot;5&quot;: 2, &quot;6&quot;: 2, &quot;7&quot;: 2, &quot;8&quot;: 3, &quot;9&quot;: 4, &quot;10&quot;: 4, &quot;11&quot;: 4, &quot;12&quot;: 5, &quot;13&quot;: 5, &quot;14&quot;: 5}, &quot;5&quot;: { &quot;0&quot;: 5, &quot;1&quot;: 2, &quot;2&quot;: 1, &quot;3&quot;: 2, &quot;4&quot;: 4, &quot;5&quot;: 1, &quot;6&quot;: 1, &quot;7&quot;: 1, &quot;8&quot;: 1, &quot;9&quot;: 2, &quot;10&quot;: 3, &quot;11&quot;: 4, &quot;12&quot;: 4, &quot;13&quot;: 2, &quot;14&quot;: 3}, &quot;6&quot;: { &quot;0&quot;: 5, &quot;1&quot;: 3, &quot;2&quot;: 1, &quot;3&quot;: 2, &quot;4&quot;: 4, &quot;5&quot;: 1, &quot;6&quot;: 1, &quot;7&quot;: 1, &quot;8&quot;: 1, &quot;9&quot;: 2, &quot;10&quot;: 3, &quot;11&quot;: 3, &quot;12&quot;: 3, &quot;13&quot;: 2, &quot;14&quot;: 4}, &quot;7&quot;: { &quot;0&quot;: 5, &quot;1&quot;: 3, &quot;2&quot;: 2, &quot;3&quot;: 3, &quot;4&quot;: 5, &quot;5&quot;: 1, &quot;6&quot;: 1, &quot;7&quot;: 1, &quot;8&quot;: 1, &quot;9&quot;: 2, &quot;10&quot;: 3, &quot;11&quot;: 3, &quot;12&quot;: 3, &quot;13&quot;: 2, &quot;14&quot;: 4}, &quot;8&quot;: { &quot;0&quot;: 5, &quot;1&quot;: 2, &quot;2&quot;: 1, &quot;3&quot;: 3, &quot;4&quot;: 4, &quot;5&quot;: 1, &quot;6&quot;: 1, &quot;7&quot;: 1, &quot;8&quot;: 1, &quot;9&quot;: 2, &quot;10&quot;: 3, &quot;11&quot;: 3, &quot;12&quot;: 3, &quot;13&quot;: 3, &quot;14&quot;: 3}, &quot;9&quot;: { &quot;0&quot;: 5, &quot;1&quot;: 3, &quot;2&quot;: 2, &quot;3&quot;: 3, &quot;4&quot;: 4, &quot;5&quot;: 2, &quot;6&quot;: 2, &quot;7&quot;: 2, &quot;8&quot;: 2, &quot;9&quot;: 2, &quot;10&quot;: 4, &quot;11&quot;: 4, &quot;12&quot;: 4, &quot;13&quot;: 3, &quot;14&quot;: 4}, &quot;10&quot;: { &quot;0&quot;: 5, &quot;1&quot;: 4, &quot;2&quot;: 3, &quot;3&quot;: 4, &quot;4&quot;: 5, &quot;5&quot;: 3, &quot;6&quot;: 1, &quot;7&quot;: 1, &quot;8&quot;: 1, &quot;9&quot;: 4, &quot;10&quot;: 3, &quot;11&quot;: 1, &quot;12&quot;: 1, &quot;13&quot;: 1, &quot;14&quot;: 4}, &quot;11&quot;: { &quot;0&quot;: 5, &quot;1&quot;: 4, &quot;2&quot;: 3, &quot;3&quot;: 4, &quot;4&quot;: 5, &quot;5&quot;: 3, &quot;6&quot;: 3, &quot;7&quot;: 1, &quot;8&quot;: 1, &quot;9&quot;: 4, &quot;10&quot;: 1, &quot;11&quot;: 3, &quot;12&quot;: 1, &quot;13&quot;: 1, &quot;14&quot;: 4}, &quot;12&quot;: { &quot;0&quot;: 5, &quot;1&quot;: 5, &quot;2&quot;: 3, &quot;3&quot;: 5, &quot;4&quot;: 5, &quot;5&quot;: 3, &quot;6&quot;: 2, &quot;7&quot;: 2, &quot;8&quot;: 2, &quot;9&quot;: 5, &quot;10&quot;: 1, &quot;11&quot;: 1, &quot;12&quot;: 3, &quot;13&quot;: 1, &quot;14&quot;: 4}, &quot;13&quot;: { &quot;0&quot;: 5, &quot;1&quot;: 4, &quot;2&quot;: 3, &quot;3&quot;: 4, &quot;4&quot;: 5, &quot;5&quot;: 2, &quot;6&quot;: 1, &quot;7&quot;: 1, &quot;8&quot;: 3, &quot;9&quot;: 4, &quot;10&quot;: 1, &quot;11&quot;: 1, &quot;12&quot;: 1, &quot;13&quot;: 2, &quot;14&quot;: 3}, &quot;14&quot;: { &quot;0&quot;: 5, &quot;1&quot;: 5, &quot;2&quot;: 4, &quot;3&quot;: 5, &quot;4&quot;: 5, &quot;5&quot;: 2, &quot;6&quot;: 2, &quot;7&quot;: 2, &quot;8&quot;: 3, &quot;9&quot;: 4, &quot;10&quot;: 2, &quot;11&quot;: 2, &quot;12&quot;: 2, &quot;13&quot;: 3, &quot;14&quot;: 3}}" calcext:value-type="string">
            <text:p>{"0": { "0": 5, "1": 1, "2": 1, "3": 1, "4": 3, "5": 3, "6": 3, "7": 2, "8": 1, "9": 3, "10": 4, "11": 5, "12": 5, "13": 4, "14": 5}, "1": { "0": 4, "1": 3, "2": 1, "3": 1, "4": 3, "5": 1, "6": 3, "7": 2, "8": 1, "9": 3, "10": 4, "11": 4, "12": 5, "13": 4, "14": 5}, "2": { "0": 4, "1": 1, "2": 1, "3": 1, "4": 3, "5": 1, "6": 2, "7": 3, "8": 1, "9": 4, "10": 4, "11": 4, "12": 4, "13": 4, "14": 5}, "3": { "0": 4, "1": 1, "2": 1, "3": 2, "4": 3, "5": 1, "6": 2, "7": 2, "8": 3, "9": 4, "10": 4, "11": 4, "12": 5, "13": 4, "14": 5}, "4": { "0": 4, "1": 2, "2": 1, "3": 3, "4": 4, "5": 2, "6": 2, "7": 2, "8": 3, "9": 4, "10": 4, "11": 4, "12": 5, "13": 5, "14": 5}, "5": { "0": 5, "1": 2, "2": 1, "3": 2, "4": 4, "5": 1, "6": 1, "7": 1, "8": 1, "9": 2, "10": 3, "11": 4, "12": 4, "13": 2, "14": 3}, "6": { "0": 5, "1": 3, "2": 1, "3": 2, "4": 4, "5": 1, "6": 1, "7": 1, "8": 1, "9": 2, "10": 3, "11": 3, "12": 3, "13": 2, "14": 4}, "7": { "0": 5, "1": 3, "2": 2, "3": 3, "4": 5, "5": 1, "6": 1, "7": 1, "8": 1, "9": 2, "10": 3, "11": 3, "12": 3, "13": 2, "14": 4}, "8": { "0": 5, "1": 2, "2": 1, "3": 3, "4": 4, "5": 1, "6": 1, "7": 1, "8": 1, "9": 2, "10": 3, "11": 3, "12": 3, "13": 3, "14": 3}, "9": { "0": 5, "1": 3, "2": 2, "3": 3, "4": 4, "5": 2, "6": 2, "7": 2, "8": 2, "9": 2, "10": 4, "11": 4, "12": 4, "13": 3, "14": 4}, "10": { "0": 5, "1": 4, "2": 3, "3": 4, "4": 5, "5": 3, "6": 1, "7": 1, "8": 1, "9": 4, "10": 3, "11": 1, "12": 1, "13": 1, "14": 4}, "11": { "0": 5, "1": 4, "2": 3, "3": 4, "4": 5, "5": 3, "6": 3, "7": 1, "8": 1, "9": 4, "10": 1, "11": 3, "12": 1, "13": 1, "14": 4}, "12": { "0": 5, "1": 5, "2": 3, "3": 5, "4": 5, "5": 3, "6": 2, "7": 2, "8": 2, "9": 5, "10": 1, "11": 1, "12": 3, "13": 1, "14": 4}, "13": { "0": 5, "1": 4, "2": 3, "3": 4, "4": 5, "5": 2, "6": 1, "7": 1, "8": 3, "9": 4, "10": 1, "11": 1, "12": 1, "13": 2, "14": 3}, "14": { "0": 5, "1": 5, "2": 4, "3": 5, "4": 5, "5": 2, "6": 2, "7": 2, "8": 3, "9": 4, "10": 2, "11": 2, "12": 2, "13": 3, "14": 3}}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7"/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163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e2f0d9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c5e0b4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a9d18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70ad47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9">00/00/0000</text:date>, <text:time style:data-style-name="N2" text:time-value="22:14:18.830992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0" style:display-name="PageStyle_v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1" style:display-name="PageStyle_v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eys" style:display-name="PageStyle_key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2" style:display-name="PageStyle_v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galiamov</meta:initial-creator>
    <meta:creation-date>2021-01-17T15:42:06</meta:creation-date>
    <dc:date>2026-04-19T22:36:09.646823200</dc:date>
    <meta:generator>LibreOffice/26.2.0.3$Windows_X86_64 LibreOffice_project/620$Build-3</meta:generator>
    <meta:editing-duration>PT2H43M25S</meta:editing-duration>
    <meta:editing-cycles>15</meta:editing-cycles>
    <meta:document-statistic meta:table-count="1" meta:cell-count="529" meta:object-count="0"/>
    <meta:user-defined meta:name="AppVersion">16.0300</meta:user-defined>
  </office:meta>
</office:document-meta>
</file>